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size="5pt" style:font-size-asian="5pt" style:font-size-complex="5pt"/>
    </style:style>
    <style:style style:name="ce7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38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9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0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3" style:family="table-cell" style:parent-style-name="Default" style:data-style-name="N39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4" style:family="table-cell" style:parent-style-name="Default" style:data-style-name="N38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6">
      <style:table-cell-properties style:vertical-align="top" fo:background-color="transparent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36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31" style:family="table-cell" style:parent-style-name="Default" style:data-style-name="N36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32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36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7" style:family="table-cell" style:parent-style-name="Default" style:data-style-name="N38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2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4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5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6" style:family="table-cell" style:parent-style-name="Default" style:data-style-name="N39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7" style:family="table-cell" style:parent-style-name="Default" style:data-style-name="N38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9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4pt" style:font-size-asian="4pt" style:font-size-complex="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3439583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0.1852083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1.666875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27.9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23.1pt" style:use-optimal-row-height="false" fo:break-before="auto"/>
    </style:style>
    <style:style style:name="ro7" style:family="table-row">
      <style:table-row-properties style:row-height="8.1pt" style:use-optimal-row-height="false" fo:break-before="auto"/>
    </style:style>
    <style:style style:name="ro8" style:family="table-row">
      <style:table-row-properties style:row-height="9.95pt" style:use-optimal-row-height="false" fo:break-before="auto"/>
    </style:style>
    <style:style style:name="ro9" style:family="table-row">
      <style:table-row-properties style:row-height="11.1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3" table:default-cell-style-name="ce1"/>
        <table:table-column table:style-name="co8" table:default-cell-style-name="ce1"/>
        <table:table-column table:style-name="co4" table:default-cell-style-name="ce1"/>
        <table:table-column table:style-name="co1" table:number-columns-repeated="16364" table:default-cell-style-name="ce1"/>
        <table:table-row table:style-name="ro1">
          <table:table-cell office:value-type="string" table:style-name="ce2">
            <text:p><text:span text:style-name="T1">Tabelle 1.13: Durchschnlttllche Wohnkosten von Hauptmietwohnungen <text:s/>nach wohnspezlflschen und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pan text:style-name="T1">soziodemographischen <text:s/>Merkmalen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1" table:style-name="ce50">
            <text:p><text:span text:style-name="T2">Miete inklusive</text:span></text:p>
            <text:p><text:span text:style-name="T3">Betriebskosten in Euro</text:span></text:p>
          </table:table-cell>
          <table:covered-table-cell/>
          <table:table-cell office:value-type="string" table:number-columns-spanned="3" table:number-rows-spanned="1" table:style-name="ce50">
            <text:p><text:span text:style-name="T2">Miete ohne</text:span></text:p>
            <text:p><text:span text:style-name="T3">Betriebskosten in Euro</text:span></text:p>
          </table:table-cell>
          <table:covered-table-cell table:number-columns-repeated="2"/>
          <table:table-cell office:value-type="string" table:number-columns-spanned="4" table:number-rows-spanned="1" table:style-name="ce51">
            <text:p><text:span text:style-name="T2">Betriebskosten in Euro</text:span></text:p>
          </table:table-cell>
          <table:covered-table-cell table:number-columns-repeated="3"/>
          <table:table-cell office:value-type="string" table:number-columns-spanned="2" table:number-rows-spanned="2" table:style-name="ce50">
            <text:p><text:span text:style-name="T2">Bebiebs- kosten-<text:s/></text:span><text:span text:style-name="T3">enteil an<text:s/></text:span><text:span text:style-name="T2">der <text:s/>Miete</text:span></text:p>
          </table:table-cell>
          <table:covered-table-cell/>
          <table:table-cell office:value-type="string" table:number-columns-spanned="2" table:number-rows-spanned="2" table:style-name="ce17">
            <text:p><text:span text:style-name="T3">Garagen-/<text:s/></text:span><text:span text:style-name="T2">Abstell- platzkosten in Euro</text:span></text:p>
            <text:p><text:span text:style-name="T3">pro Wohnung</text:span>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3">
            <text:p><text:span text:style-name="T3">pro</text:span></text:p>
            <text:p><text:span text:style-name="T2">Wohnung</text:span></text:p>
          </table:table-cell>
          <table:table-cell office:value-type="string" table:style-name="ce4">
            <text:p><text:span text:style-name="T3">pro m'</text:span></text:p>
          </table:table-cell>
          <table:table-cell office:value-type="string" table:style-name="ce3">
            <text:p><text:span text:style-name="T3">pro</text:span></text:p>
            <text:p><text:span text:style-name="T2">Wohnung</text:span></text:p>
          </table:table-cell>
          <table:table-cell office:value-type="string" table:number-columns-spanned="2" table:number-rows-spanned="1" table:style-name="ce52">
            <text:p><text:span text:style-name="T2">pro</text:span><text:span text:style-name="T4"><text:s/>m</text:span><text:span text:style-name="T5">2</text:span></text:p>
          </table:table-cell>
          <table:covered-table-cell/>
          <table:table-cell office:value-type="string" table:number-columns-spanned="2" table:number-rows-spanned="1" table:style-name="ce53">
            <text:p><text:span text:style-name="T3">pro</text:span></text:p>
            <text:p><text:span text:style-name="T2">Wohnung</text:span></text:p>
          </table:table-cell>
          <table:covered-table-cell/>
          <table:table-cell office:value-type="string" table:number-columns-spanned="2" table:number-rows-spanned="1" table:style-name="ce52">
            <text:p><text:span text:style-name="T2">pro</text:span><text:span text:style-name="T4"><text:s/>m</text:span><text:span text:style-name="T5">2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4">
          <table:table-cell office:value-type="float" office:value="0" table:number-columns-spanned="9" table:number-rows-spanned="1" table:style-name="ce54">
            <text:p>0</text:p>
          </table:table-cell>
          <table:covered-table-cell table:number-columns-repeated="8"/>
          <table:table-cell office:value-type="string" table:number-columns-spanned="2" table:number-rows-spanned="1" table:style-name="ce55">
            <text:p><text:span text:style-name="T6">in %</text:span></text:p>
          </table:table-cell>
          <table:covered-table-cell/>
          <table:table-cell office:value-type="float" office:value="0" table:number-columns-spanned="2" table:number-rows-spanned="1" table:style-name="ce30">
            <text:p>0</text:p>
          </table:table-cell>
          <table:covered-table-cell/>
          <table:table-cell table:number-columns-repeated="16371" table:style-name="ce1"/>
        </table:table-row>
        <table:table-row table:style-name="ro5">
          <table:table-cell office:value-type="string" table:style-name="ce5">
            <text:p><text:span text:style-name="T2">Haupbniet-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">
            <text:p><text:span text:style-name="T7">)</text:span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<text:span text:style-name="T3">Merkmale<text:s text:c="21"/></text:span><text:span text:style-name="T6">wohnungen<text:s/></text:span><text:span text:style-name="T7">1</text:span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<text:span text:style-name="T2">i</text:span><text:span text:style-name="T4">n<text:s/></text:span><text:span text:style-name="T6">1.000</text:span>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4" table:number-rows-spanned="1" table:style-name="ce35">
            <text:p><text:span text:style-name="T2">Insgesamt</text:span></text:p>
            <text:p><text:span text:style-name="T2">Ractrtsvarhältnls</text:span></text:p>
          </table:table-cell>
          <table:covered-table-cell table:number-columns-repeated="3"/>
          <table:table-cell office:value-type="float" office:value="1648.1" table:number-columns-spanned="2" table:number-rows-spanned="1" table:style-name="ce36">
            <text:p>1,648.1</text:p>
          </table:table-cell>
          <table:covered-table-cell/>
          <table:table-cell office:value-type="float" office:value="534.6" table:number-columns-spanned="2" table:number-rows-spanned="1" table:style-name="ce37">
            <text:p>534.6</text:p>
          </table:table-cell>
          <table:covered-table-cell/>
          <table:table-cell office:value-type="string" table:number-columns-spanned="2" table:number-rows-spanned="1" table:style-name="ce38">
            <text:p><text:span text:style-name="T8">a.o</text:span></text:p>
          </table:table-cell>
          <table:covered-table-cell/>
          <table:table-cell office:value-type="float" office:value="399.7" table:number-columns-spanned="2" table:number-rows-spanned="1" table:style-name="ce37">
            <text:p>399.7</text:p>
          </table:table-cell>
          <table:covered-table-cell/>
          <table:table-cell office:value-type="float" office:value="6" table:number-columns-spanned="2" table:number-rows-spanned="1" table:style-name="ce37">
            <text:p>6.0</text:p>
          </table:table-cell>
          <table:covered-table-cell/>
          <table:table-cell office:value-type="float" office:value="135.5" table:style-name="ce8">
            <text:p>135.5</text:p>
          </table:table-cell>
          <table:table-cell office:value-type="float" office:value="2.1" table:style-name="ce8">
            <text:p>2.1</text:p>
          </table:table-cell>
          <table:table-cell office:value-type="float" office:value="27.9" table:style-name="ce8">
            <text:p>27.9</text:p>
          </table:table-cell>
          <table:table-cell office:value-type="float" office:value="43" table:number-columns-spanned="2" table:number-rows-spanned="1" table:style-name="ce37">
            <text:p>43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Gemeindewohnung</text:span></text:p>
          </table:table-cell>
          <table:covered-table-cell table:number-columns-repeated="3"/>
          <table:table-cell office:value-type="float" office:value="273.10000000000002" table:number-columns-spanned="2" table:number-rows-spanned="1" table:style-name="ce40">
            <text:p>273.1</text:p>
          </table:table-cell>
          <table:covered-table-cell/>
          <table:table-cell office:value-type="float" office:value="405.9" table:number-columns-spanned="2" table:number-rows-spanned="1" table:style-name="ce40">
            <text:p>405.9</text:p>
          </table:table-cell>
          <table:covered-table-cell/>
          <table:table-cell office:value-type="float" office:value="6.8" table:number-columns-spanned="2" table:number-rows-spanned="1" table:style-name="ce40">
            <text:p>6.8</text:p>
          </table:table-cell>
          <table:covered-table-cell/>
          <table:table-cell office:value-type="float" office:value="269.2" table:number-columns-spanned="2" table:number-rows-spanned="1" table:style-name="ce40">
            <text:p>269.2</text:p>
          </table:table-cell>
          <table:covered-table-cell/>
          <table:table-cell office:value-type="float" office:value="4.5" table:number-columns-spanned="2" table:number-rows-spanned="1" table:style-name="ce40">
            <text:p>4.5</text:p>
          </table:table-cell>
          <table:covered-table-cell/>
          <table:table-cell office:value-type="float" office:value="137.1" table:style-name="ce9">
            <text:p>137.1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35.5" table:style-name="ce9">
            <text:p>35.5</text:p>
          </table:table-cell>
          <table:table-cell office:value-type="float" office:value="42.5" table:number-columns-spanned="2" table:number-rows-spanned="1" table:style-name="ce40">
            <text:p>42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3">Genossenschaftswohnung</text:span></text:p>
          </table:table-cell>
          <table:covered-table-cell table:number-columns-repeated="3"/>
          <table:table-cell office:value-type="float" office:value="652.29999999999995" table:number-columns-spanned="2" table:number-rows-spanned="1" table:style-name="ce40">
            <text:p>652.3</text:p>
          </table:table-cell>
          <table:covered-table-cell/>
          <table:table-cell office:value-type="float" office:value="497.5" table:number-columns-spanned="2" table:number-rows-spanned="1" table:style-name="ce40">
            <text:p>497.5</text:p>
          </table:table-cell>
          <table:covered-table-cell/>
          <table:table-cell office:value-type="float" office:value="7.2" table:number-columns-spanned="2" table:number-rows-spanned="1" table:style-name="ce40">
            <text:p>7.2</text:p>
          </table:table-cell>
          <table:covered-table-cell/>
          <table:table-cell office:value-type="float" office:value="364.6" table:number-columns-spanned="2" table:number-rows-spanned="1" table:style-name="ce40">
            <text:p>364.6</text:p>
          </table:table-cell>
          <table:covered-table-cell/>
          <table:table-cell office:value-type="float" office:value="5.2" table:number-columns-spanned="2" table:number-rows-spanned="1" table:style-name="ce40">
            <text:p>5.2</text:p>
          </table:table-cell>
          <table:covered-table-cell/>
          <table:table-cell office:value-type="float" office:value="133.4" table:style-name="ce9">
            <text:p>133.4</text:p>
          </table:table-cell>
          <table:table-cell office:value-type="float" office:value="1.9" table:style-name="ce9">
            <text:p>1.9</text:p>
          </table:table-cell>
          <table:table-cell office:value-type="float" office:value="28" table:style-name="ce9">
            <text:p>28.0</text:p>
          </table:table-cell>
          <table:table-cell office:value-type="float" office:value="41.2" table:number-columns-spanned="2" table:number-rows-spanned="1" table:style-name="ce40">
            <text:p>41.2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9">
            <text:p><text:span text:style-name="T2">andere Hauptmiete</text:span></text:p>
          </table:table-cell>
          <table:covered-table-cell table:number-columns-repeated="3"/>
          <table:table-cell office:value-type="float" office:value="722.6" table:number-columns-spanned="2" table:number-rows-spanned="1" table:style-name="ce40">
            <text:p>722.6</text:p>
          </table:table-cell>
          <table:covered-table-cell/>
          <table:table-cell office:value-type="float" office:value="616.70000000000005" table:number-columns-spanned="2" table:number-rows-spanned="1" table:style-name="ce40">
            <text:p>616.7</text:p>
          </table:table-cell>
          <table:covered-table-cell/>
          <table:table-cell office:value-type="float" office:value="9.3000000000000007" table:number-columns-spanned="2" table:number-rows-spanned="1" table:style-name="ce40">
            <text:p>9.3</text:p>
          </table:table-cell>
          <table:covered-table-cell/>
          <table:table-cell office:value-type="float" office:value="480.8" table:number-columns-spanned="2" table:number-rows-spanned="1" table:style-name="ce40">
            <text:p>480.8</text:p>
          </table:table-cell>
          <table:covered-table-cell/>
          <table:table-cell office:value-type="float" office:value="7.2" table:number-columns-spanned="2" table:number-rows-spanned="1" table:style-name="ce40">
            <text:p>7.2</text:p>
          </table:table-cell>
          <table:covered-table-cell/>
          <table:table-cell office:value-type="float" office:value="136.9" table:style-name="ce9">
            <text:p>136.9</text:p>
          </table:table-cell>
          <table:table-cell office:value-type="float" office:value="2.1" table:style-name="ce9">
            <text:p>2.1</text:p>
          </table:table-cell>
          <table:table-cell office:value-type="float" office:value="24.9" table:style-name="ce9">
            <text:p>24.9</text:p>
          </table:table-cell>
          <table:table-cell office:value-type="float" office:value="47.8" table:number-columns-spanned="2" table:number-rows-spanned="1" table:style-name="ce42">
            <text:p>47.8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9">
            <text:p><text:span text:style-name="T2">Gamalndagr68enklassa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1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Wien</text:span></text:p>
          </table:table-cell>
          <table:covered-table-cell table:number-columns-repeated="3"/>
          <table:table-cell office:value-type="float" office:value="697.3" table:number-columns-spanned="2" table:number-rows-spanned="1" table:style-name="ce40">
            <text:p>697.3</text:p>
          </table:table-cell>
          <table:covered-table-cell/>
          <table:table-cell office:value-type="float" office:value="554.6" table:number-columns-spanned="2" table:number-rows-spanned="1" table:style-name="ce40">
            <text:p>554.6</text:p>
          </table:table-cell>
          <table:covered-table-cell/>
          <table:table-cell office:value-type="float" office:value="8.4" table:number-columns-spanned="2" table:number-rows-spanned="1" table:style-name="ce40">
            <text:p>8.4</text:p>
          </table:table-cell>
          <table:covered-table-cell/>
          <table:table-cell office:value-type="float" office:value="405" table:number-columns-spanned="2" table:number-rows-spanned="1" table:style-name="ce40">
            <text:p>405.0</text:p>
          </table:table-cell>
          <table:covered-table-cell/>
          <table:table-cell office:value-type="float" office:value="6.1" table:number-columns-spanned="2" table:number-rows-spanned="1" table:style-name="ce40">
            <text:p>6.1</text:p>
          </table:table-cell>
          <table:covered-table-cell/>
          <table:table-cell office:value-type="float" office:value="149.9" table:style-name="ce9">
            <text:p>149.9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30.7" table:style-name="ce9">
            <text:p>30.7</text:p>
          </table:table-cell>
          <table:table-cell office:value-type="float" office:value="64.400000000000006" table:number-columns-spanned="2" table:number-rows-spanned="1" table:style-name="ce40">
            <text:p>64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andere Gemeinden&gt; 100.000 Elnw.</text:span></text:p>
          </table:table-cell>
          <table:covered-table-cell table:number-columns-repeated="3"/>
          <table:table-cell office:value-type="float" office:value="253.3" table:number-columns-spanned="2" table:number-rows-spanned="1" table:style-name="ce40">
            <text:p>253.3</text:p>
          </table:table-cell>
          <table:covered-table-cell/>
          <table:table-cell office:value-type="float" office:value="552.79999999999995" table:number-columns-spanned="2" table:number-rows-spanned="1" table:style-name="ce40">
            <text:p>552.8</text:p>
          </table:table-cell>
          <table:covered-table-cell/>
          <table:table-cell office:value-type="float" office:value="8.9" table:number-columns-spanned="2" table:number-rows-spanned="1" table:style-name="ce40">
            <text:p>8.9</text:p>
          </table:table-cell>
          <table:covered-table-cell/>
          <table:table-cell office:value-type="float" office:value="418.7" table:number-columns-spanned="2" table:number-rows-spanned="1" table:style-name="ce42">
            <text:p>418.7</text:p>
          </table:table-cell>
          <table:covered-table-cell/>
          <table:table-cell office:value-type="float" office:value="6.7" table:number-columns-spanned="2" table:number-rows-spanned="1" table:style-name="ce40">
            <text:p>6.7</text:p>
          </table:table-cell>
          <table:covered-table-cell/>
          <table:table-cell office:value-type="float" office:value="134.69999999999999" table:style-name="ce10">
            <text:p>134.7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6.7" table:style-name="ce9">
            <text:p>26.7</text:p>
          </table:table-cell>
          <table:table-cell office:value-type="float" office:value="44.4" table:number-columns-spanned="2" table:number-rows-spanned="1" table:style-name="ce40">
            <text:p>44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Gemeinden &gt; 10.000 u. s 100.000 Elnw.</text:span></text:p>
          </table:table-cell>
          <table:covered-table-cell table:number-columns-repeated="3"/>
          <table:table-cell office:value-type="float" office:value="296.39999999999998" table:number-columns-spanned="2" table:number-rows-spanned="1" table:style-name="ce40">
            <text:p>296.4</text:p>
          </table:table-cell>
          <table:covered-table-cell/>
          <table:table-cell office:value-type="float" office:value="510.8" table:number-columns-spanned="2" table:number-rows-spanned="1" table:style-name="ce40">
            <text:p>510.8</text:p>
          </table:table-cell>
          <table:covered-table-cell/>
          <table:table-cell office:value-type="float" office:value="7.6" table:number-columns-spanned="2" table:number-rows-spanned="1" table:style-name="ce40">
            <text:p>7.6</text:p>
          </table:table-cell>
          <table:covered-table-cell/>
          <table:table-cell office:value-type="float" office:value="384.4" table:number-columns-spanned="2" table:number-rows-spanned="1" table:style-name="ce40">
            <text:p>384.4</text:p>
          </table:table-cell>
          <table:covered-table-cell/>
          <table:table-cell office:value-type="float" office:value="5.7" table:number-columns-spanned="2" table:number-rows-spanned="1" table:style-name="ce40">
            <text:p>5.7</text:p>
          </table:table-cell>
          <table:covered-table-cell/>
          <table:table-cell office:value-type="float" office:value="127" table:style-name="ce10">
            <text:p>127.0</text:p>
          </table:table-cell>
          <table:table-cell office:value-type="float" office:value="1.9" table:style-name="ce9">
            <text:p>1.9</text:p>
          </table:table-cell>
          <table:table-cell office:value-type="float" office:value="26.8" table:style-name="ce9">
            <text:p>26.8</text:p>
          </table:table-cell>
          <table:table-cell office:value-type="float" office:value="36.799999999999997" table:number-columns-spanned="2" table:number-rows-spanned="1" table:style-name="ce40">
            <text:p>36.8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9">
            <text:p><text:span text:style-name="T2">Gemeinden s 10.000 Elnw.</text:span></text:p>
          </table:table-cell>
          <table:covered-table-cell table:number-columns-repeated="3"/>
          <table:table-cell office:value-type="float" office:value="401.1" table:number-columns-spanned="2" table:number-rows-spanned="1" table:style-name="ce42">
            <text:p>401.1</text:p>
          </table:table-cell>
          <table:covered-table-cell/>
          <table:table-cell office:value-type="float" office:value="505.9" table:number-columns-spanned="2" table:number-rows-spanned="1" table:style-name="ce40">
            <text:p>505.9</text:p>
          </table:table-cell>
          <table:covered-table-cell/>
          <table:table-cell office:value-type="float" office:value="7.1" table:number-columns-spanned="2" table:number-rows-spanned="1" table:style-name="ce40">
            <text:p>7.1</text:p>
          </table:table-cell>
          <table:covered-table-cell/>
          <table:table-cell office:value-type="float" office:value="390" table:number-columns-spanned="2" table:number-rows-spanned="1" table:style-name="ce40">
            <text:p>390.0</text:p>
          </table:table-cell>
          <table:covered-table-cell/>
          <table:table-cell office:value-type="float" office:value="5.5" table:number-columns-spanned="2" table:number-rows-spanned="1" table:style-name="ce40">
            <text:p>5.5</text:p>
          </table:table-cell>
          <table:covered-table-cell/>
          <table:table-cell office:value-type="float" office:value="117.2" table:style-name="ce10">
            <text:p>117.2</text:p>
          </table:table-cell>
          <table:table-cell office:value-type="float" office:value="1.7" table:style-name="ce9">
            <text:p>1.7</text:p>
          </table:table-cell>
          <table:table-cell office:value-type="float" office:value="24.7" table:style-name="ce10">
            <text:p>24.7</text:p>
          </table:table-cell>
          <table:table-cell office:value-type="float" office:value="30.1" table:number-columns-spanned="2" table:number-rows-spanned="1" table:style-name="ce40">
            <text:p>30.1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9">
            <text:p><text:span text:style-name="T2">Bundesland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1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Burgenland</text:span></text:p>
          </table:table-cell>
          <table:covered-table-cell table:number-columns-repeated="3"/>
          <table:table-cell office:value-type="float" office:value="26.1" table:number-columns-spanned="2" table:number-rows-spanned="1" table:style-name="ce42">
            <text:p>26.1</text:p>
          </table:table-cell>
          <table:covered-table-cell/>
          <table:table-cell office:value-type="float" office:value="467.5" table:number-columns-spanned="2" table:number-rows-spanned="1" table:style-name="ce40">
            <text:p>467.5</text:p>
          </table:table-cell>
          <table:covered-table-cell/>
          <table:table-cell office:value-type="float" office:value="6" table:number-columns-spanned="2" table:number-rows-spanned="1" table:style-name="ce40">
            <text:p>6.0</text:p>
          </table:table-cell>
          <table:covered-table-cell/>
          <table:table-cell office:value-type="float" office:value="360.3" table:number-columns-spanned="2" table:number-rows-spanned="1" table:style-name="ce40">
            <text:p>360.3</text:p>
          </table:table-cell>
          <table:covered-table-cell/>
          <table:table-cell office:value-type="float" office:value="4.5999999999999996" table:number-columns-spanned="2" table:number-rows-spanned="1" table:style-name="ce40">
            <text:p>4.6</text:p>
          </table:table-cell>
          <table:covered-table-cell/>
          <table:table-cell office:value-type="float" office:value="109.1" table:style-name="ce10">
            <text:p>109.1</text:p>
          </table:table-cell>
          <table:table-cell office:value-type="float" office:value="1.4" table:style-name="ce9">
            <text:p>1.4</text:p>
          </table:table-cell>
          <table:table-cell office:value-type="float" office:value="24.2" table:style-name="ce10">
            <text:p>24.2</text:p>
          </table:table-cell>
          <table:table-cell office:value-type="float" office:value="23" table:number-columns-spanned="2" table:number-rows-spanned="1" table:style-name="ce40">
            <text:p>23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Kärnten</text:span></text:p>
          </table:table-cell>
          <table:covered-table-cell table:number-columns-repeated="3"/>
          <table:table-cell office:value-type="float" office:value="64.400000000000006" table:number-columns-spanned="2" table:number-rows-spanned="1" table:style-name="ce40">
            <text:p>64.4</text:p>
          </table:table-cell>
          <table:covered-table-cell/>
          <table:table-cell office:value-type="float" office:value="433.9" table:number-columns-spanned="2" table:number-rows-spanned="1" table:style-name="ce40">
            <text:p>433.9</text:p>
          </table:table-cell>
          <table:covered-table-cell/>
          <table:table-cell office:value-type="float" office:value="6.3" table:number-columns-spanned="2" table:number-rows-spanned="1" table:style-name="ce40">
            <text:p>6.3</text:p>
          </table:table-cell>
          <table:covered-table-cell/>
          <table:table-cell office:value-type="float" office:value="321.39999999999998" table:number-columns-spanned="2" table:number-rows-spanned="1" table:style-name="ce42">
            <text:p>321.4</text:p>
          </table:table-cell>
          <table:covered-table-cell/>
          <table:table-cell office:value-type="float" office:value="4.7" table:number-columns-spanned="2" table:number-rows-spanned="1" table:style-name="ce40">
            <text:p>4.7</text:p>
          </table:table-cell>
          <table:covered-table-cell/>
          <table:table-cell office:value-type="float" office:value="113" table:style-name="ce9">
            <text:p>113.0</text:p>
          </table:table-cell>
          <table:table-cell office:value-type="float" office:value="1.7" table:style-name="ce9">
            <text:p>1.7</text:p>
          </table:table-cell>
          <table:table-cell office:value-type="float" office:value="27.6" table:style-name="ce10">
            <text:p>27.6</text:p>
          </table:table-cell>
          <table:table-cell office:value-type="float" office:value="34.700000000000003" table:number-columns-spanned="2" table:number-rows-spanned="1" table:style-name="ce40">
            <text:p>34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Niederösterreich</text:span></text:p>
          </table:table-cell>
          <table:covered-table-cell table:number-columns-repeated="3"/>
          <table:table-cell office:value-type="float" office:value="194.2" table:number-columns-spanned="2" table:number-rows-spanned="1" table:style-name="ce42">
            <text:p>194.2</text:p>
          </table:table-cell>
          <table:covered-table-cell/>
          <table:table-cell office:value-type="float" office:value="508.9" table:number-columns-spanned="2" table:number-rows-spanned="1" table:style-name="ce40">
            <text:p>508.9</text:p>
          </table:table-cell>
          <table:covered-table-cell/>
          <table:table-cell office:value-type="float" office:value="7.1" table:number-columns-spanned="2" table:number-rows-spanned="1" table:style-name="ce40">
            <text:p>7.1</text:p>
          </table:table-cell>
          <table:covered-table-cell/>
          <table:table-cell office:value-type="float" office:value="372.7" table:number-columns-spanned="2" table:number-rows-spanned="1" table:style-name="ce42">
            <text:p>372.7</text:p>
          </table:table-cell>
          <table:covered-table-cell/>
          <table:table-cell office:value-type="float" office:value="5.2" table:number-columns-spanned="2" table:number-rows-spanned="1" table:style-name="ce40">
            <text:p>5.2</text:p>
          </table:table-cell>
          <table:covered-table-cell/>
          <table:table-cell office:value-type="float" office:value="137.1" table:style-name="ce10">
            <text:p>137.1</text:p>
          </table:table-cell>
          <table:table-cell office:value-type="float" office:value="1.9" table:style-name="ce9">
            <text:p>1.9</text:p>
          </table:table-cell>
          <table:table-cell office:value-type="float" office:value="28.7" table:style-name="ce10">
            <text:p>28.7</text:p>
          </table:table-cell>
          <table:table-cell office:value-type="float" office:value="30.7" table:number-columns-spanned="2" table:number-rows-spanned="1" table:style-name="ce40">
            <text:p>30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Oberösterreich</text:span></text:p>
          </table:table-cell>
          <table:covered-table-cell table:number-columns-repeated="3"/>
          <table:table-cell office:value-type="float" office:value="212.3" table:number-columns-spanned="2" table:number-rows-spanned="1" table:style-name="ce42">
            <text:p>212.3</text:p>
          </table:table-cell>
          <table:covered-table-cell/>
          <table:table-cell office:value-type="float" office:value="506.6" table:number-columns-spanned="2" table:number-rows-spanned="1" table:style-name="ce40">
            <text:p>506.6</text:p>
          </table:table-cell>
          <table:covered-table-cell/>
          <table:table-cell office:value-type="float" office:value="7.5" table:number-columns-spanned="2" table:number-rows-spanned="1" table:style-name="ce40">
            <text:p>7.5</text:p>
          </table:table-cell>
          <table:covered-table-cell/>
          <table:table-cell office:value-type="float" office:value="381.5" table:number-columns-spanned="2" table:number-rows-spanned="1" table:style-name="ce44">
            <text:p>381.5</text:p>
          </table:table-cell>
          <table:covered-table-cell/>
          <table:table-cell office:value-type="float" office:value="5.6" table:number-columns-spanned="2" table:number-rows-spanned="1" table:style-name="ce40">
            <text:p>5.6</text:p>
          </table:table-cell>
          <table:covered-table-cell/>
          <table:table-cell office:value-type="float" office:value="125.8" table:style-name="ce12">
            <text:p>125.8</text:p>
          </table:table-cell>
          <table:table-cell office:value-type="float" office:value="1.9" table:style-name="ce9">
            <text:p>1.9</text:p>
          </table:table-cell>
          <table:table-cell office:value-type="float" office:value="26.2" table:style-name="ce9">
            <text:p>26.2</text:p>
          </table:table-cell>
          <table:table-cell office:value-type="float" office:value="36.299999999999997" table:number-columns-spanned="2" table:number-rows-spanned="1" table:style-name="ce40">
            <text:p>36.3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Salzburg</text:span></text:p>
          </table:table-cell>
          <table:covered-table-cell table:number-columns-repeated="3"/>
          <table:table-cell office:value-type="float" office:value="64.3" table:number-columns-spanned="2" table:number-rows-spanned="1" table:style-name="ce40">
            <text:p>64.3</text:p>
          </table:table-cell>
          <table:covered-table-cell/>
          <table:table-cell office:value-type="float" office:value="595" table:number-columns-spanned="2" table:number-rows-spanned="1" table:style-name="ce40">
            <text:p>595.0</text:p>
          </table:table-cell>
          <table:covered-table-cell/>
          <table:table-cell office:value-type="float" office:value="9.5" table:number-columns-spanned="2" table:number-rows-spanned="1" table:style-name="ce40">
            <text:p>9.5</text:p>
          </table:table-cell>
          <table:covered-table-cell/>
          <table:table-cell office:value-type="float" office:value="461.1" table:number-columns-spanned="2" table:number-rows-spanned="1" table:style-name="ce44">
            <text:p>461.1</text:p>
          </table:table-cell>
          <table:covered-table-cell/>
          <table:table-cell office:value-type="float" office:value="7.3" table:number-columns-spanned="2" table:number-rows-spanned="1" table:style-name="ce40">
            <text:p>7.3</text:p>
          </table:table-cell>
          <table:covered-table-cell/>
          <table:table-cell office:value-type="float" office:value="134.5" table:style-name="ce12">
            <text:p>134.5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4.3" table:style-name="ce12">
            <text:p>24.3</text:p>
          </table:table-cell>
          <table:table-cell office:value-type="float" office:value="37.700000000000003" table:number-columns-spanned="2" table:number-rows-spanned="1" table:style-name="ce44">
            <text:p>37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Steiermark</text:span></text:p>
          </table:table-cell>
          <table:covered-table-cell table:number-columns-repeated="3"/>
          <table:table-cell office:value-type="float" office:value="178.7" table:number-columns-spanned="2" table:number-rows-spanned="1" table:style-name="ce44">
            <text:p>178.7</text:p>
          </table:table-cell>
          <table:covered-table-cell/>
          <table:table-cell office:value-type="float" office:value="486.6" table:number-columns-spanned="2" table:number-rows-spanned="1" table:style-name="ce44">
            <text:p>486.6</text:p>
          </table:table-cell>
          <table:covered-table-cell/>
          <table:table-cell office:value-type="float" office:value="7.6" table:number-columns-spanned="2" table:number-rows-spanned="1" table:style-name="ce40">
            <text:p>7.6</text:p>
          </table:table-cell>
          <table:covered-table-cell/>
          <table:table-cell office:value-type="float" office:value="367.6" table:number-columns-spanned="2" table:number-rows-spanned="1" table:style-name="ce44">
            <text:p>367.6</text:p>
          </table:table-cell>
          <table:covered-table-cell/>
          <table:table-cell office:value-type="float" office:value="5.8" table:number-columns-spanned="2" table:number-rows-spanned="1" table:style-name="ce40">
            <text:p>5.8</text:p>
          </table:table-cell>
          <table:covered-table-cell/>
          <table:table-cell office:value-type="float" office:value="120" table:style-name="ce12">
            <text:p>120.0</text:p>
          </table:table-cell>
          <table:table-cell office:value-type="float" office:value="1.9" table:style-name="ce9">
            <text:p>1.9</text:p>
          </table:table-cell>
          <table:table-cell office:value-type="float" office:value="26.6" table:style-name="ce9">
            <text:p>26.6</text:p>
          </table:table-cell>
          <table:table-cell office:value-type="float" office:value="34.799999999999997" table:number-columns-spanned="2" table:number-rows-spanned="1" table:style-name="ce40">
            <text:p>34.8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Tirol</text:span></text:p>
          </table:table-cell>
          <table:covered-table-cell table:number-columns-repeated="3"/>
          <table:table-cell office:value-type="float" office:value="114.5" table:number-columns-spanned="2" table:number-rows-spanned="1" table:style-name="ce44">
            <text:p>114.5</text:p>
          </table:table-cell>
          <table:covered-table-cell/>
          <table:table-cell office:value-type="float" office:value="579.70000000000005" table:number-columns-spanned="2" table:number-rows-spanned="1" table:style-name="ce44">
            <text:p>579.7</text:p>
          </table:table-cell>
          <table:covered-table-cell/>
          <table:table-cell office:value-type="float" office:value="8.8000000000000007" table:number-columns-spanned="2" table:number-rows-spanned="1" table:style-name="ce40">
            <text:p>8.8</text:p>
          </table:table-cell>
          <table:covered-table-cell/>
          <table:table-cell office:value-type="float" office:value="463.6" table:number-columns-spanned="2" table:number-rows-spanned="1" table:style-name="ce44">
            <text:p>463.6</text:p>
          </table:table-cell>
          <table:covered-table-cell/>
          <table:table-cell office:value-type="float" office:value="7" table:number-columns-spanned="2" table:number-rows-spanned="1" table:style-name="ce40">
            <text:p>7.0</text:p>
          </table:table-cell>
          <table:covered-table-cell/>
          <table:table-cell office:value-type="float" office:value="116.9" table:style-name="ce12">
            <text:p>116.9</text:p>
          </table:table-cell>
          <table:table-cell office:value-type="float" office:value="1.8" table:style-name="ce9">
            <text:p>1.8</text:p>
          </table:table-cell>
          <table:table-cell office:value-type="float" office:value="22.1" table:style-name="ce9">
            <text:p>22.1</text:p>
          </table:table-cell>
          <table:table-cell office:value-type="float" office:value="40" table:number-columns-spanned="2" table:number-rows-spanned="1" table:style-name="ce40">
            <text:p>40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Vorarlberg</text:span></text:p>
          </table:table-cell>
          <table:covered-table-cell table:number-columns-repeated="3"/>
          <table:table-cell office:value-type="float" office:value="56.2" table:number-columns-spanned="2" table:number-rows-spanned="1" table:style-name="ce44">
            <text:p>56.2</text:p>
          </table:table-cell>
          <table:covered-table-cell/>
          <table:table-cell office:value-type="float" office:value="633.70000000000005" table:number-columns-spanned="2" table:number-rows-spanned="1" table:style-name="ce44">
            <text:p>633.7</text:p>
          </table:table-cell>
          <table:covered-table-cell/>
          <table:table-cell office:value-type="float" office:value="9.3000000000000007" table:number-columns-spanned="2" table:number-rows-spanned="1" table:style-name="ce40">
            <text:p>9.3</text:p>
          </table:table-cell>
          <table:covered-table-cell/>
          <table:table-cell office:value-type="float" office:value="512.79999999999995" table:number-columns-spanned="2" table:number-rows-spanned="1" table:style-name="ce44">
            <text:p>512.8</text:p>
          </table:table-cell>
          <table:covered-table-cell/>
          <table:table-cell office:value-type="float" office:value="7.5" table:number-columns-spanned="2" table:number-rows-spanned="1" table:style-name="ce40">
            <text:p>7.5</text:p>
          </table:table-cell>
          <table:covered-table-cell/>
          <table:table-cell office:value-type="float" office:value="122.5" table:style-name="ce12">
            <text:p>122.5</text:p>
          </table:table-cell>
          <table:table-cell office:value-type="float" office:value="1.8" table:style-name="ce9">
            <text:p>1.8</text:p>
          </table:table-cell>
          <table:table-cell office:value-type="float" office:value="20.7" table:style-name="ce9">
            <text:p>20.7</text:p>
          </table:table-cell>
          <table:table-cell office:value-type="float" office:value="40.299999999999997" table:number-columns-spanned="2" table:number-rows-spanned="1" table:style-name="ce40">
            <text:p>40.3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9">
            <text:p><text:span text:style-name="T2">Wien</text:span></text:p>
          </table:table-cell>
          <table:covered-table-cell table:number-columns-repeated="3"/>
          <table:table-cell office:value-type="float" office:value="697.3" table:number-columns-spanned="2" table:number-rows-spanned="1" table:style-name="ce44">
            <text:p>697.3</text:p>
          </table:table-cell>
          <table:covered-table-cell/>
          <table:table-cell office:value-type="float" office:value="554.6" table:number-columns-spanned="2" table:number-rows-spanned="1" table:style-name="ce40">
            <text:p>554.6</text:p>
          </table:table-cell>
          <table:covered-table-cell/>
          <table:table-cell office:value-type="float" office:value="8.4" table:number-columns-spanned="2" table:number-rows-spanned="1" table:style-name="ce40">
            <text:p>8.4</text:p>
          </table:table-cell>
          <table:covered-table-cell/>
          <table:table-cell office:value-type="float" office:value="405" table:number-columns-spanned="2" table:number-rows-spanned="1" table:style-name="ce44">
            <text:p>405.0</text:p>
          </table:table-cell>
          <table:covered-table-cell/>
          <table:table-cell office:value-type="float" office:value="6.1" table:number-columns-spanned="2" table:number-rows-spanned="1" table:style-name="ce40">
            <text:p>6.1</text:p>
          </table:table-cell>
          <table:covered-table-cell/>
          <table:table-cell office:value-type="float" office:value="149.9" table:style-name="ce12">
            <text:p>149.9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30.7" table:style-name="ce9">
            <text:p>30.7</text:p>
          </table:table-cell>
          <table:table-cell office:value-type="float" office:value="64.400000000000006" table:number-columns-spanned="2" table:number-rows-spanned="1" table:style-name="ce40">
            <text:p>64.4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39">
            <text:p><text:span text:style-name="T2">Bauperiode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1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vor 1919</text:span></text:p>
          </table:table-cell>
          <table:covered-table-cell table:number-columns-repeated="3"/>
          <table:table-cell office:value-type="float" office:value="260.39999999999998" table:number-columns-spanned="2" table:number-rows-spanned="1" table:style-name="ce44">
            <text:p>260.4</text:p>
          </table:table-cell>
          <table:covered-table-cell/>
          <table:table-cell office:value-type="float" office:value="605.6" table:number-columns-spanned="2" table:number-rows-spanned="1" table:style-name="ce40">
            <text:p>605.6</text:p>
          </table:table-cell>
          <table:covered-table-cell/>
          <table:table-cell office:value-type="float" office:value="8.4" table:number-columns-spanned="2" table:number-rows-spanned="1" table:style-name="ce40">
            <text:p>8.4</text:p>
          </table:table-cell>
          <table:covered-table-cell/>
          <table:table-cell office:value-type="float" office:value="459.4" table:number-columns-spanned="2" table:number-rows-spanned="1" table:style-name="ce44">
            <text:p>459.4</text:p>
          </table:table-cell>
          <table:covered-table-cell/>
          <table:table-cell office:value-type="float" office:value="6.4" table:number-columns-spanned="2" table:number-rows-spanned="1" table:style-name="ce40">
            <text:p>6.4</text:p>
          </table:table-cell>
          <table:covered-table-cell/>
          <table:table-cell office:value-type="float" office:value="146.6" table:style-name="ce12">
            <text:p>146.6</text:p>
          </table:table-cell>
          <table:table-cell office:value-type="float" office:value="2.1" table:style-name="ce9">
            <text:p>2.1</text:p>
          </table:table-cell>
          <table:table-cell office:value-type="float" office:value="28.6" table:style-name="ce12">
            <text:p>28.6</text:p>
          </table:table-cell>
          <table:table-cell office:value-type="float" office:value="52.4" table:number-columns-spanned="2" table:number-rows-spanned="1" table:style-name="ce40">
            <text:p>52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1919 bis 1944</text:span></text:p>
          </table:table-cell>
          <table:covered-table-cell table:number-columns-repeated="3"/>
          <table:table-cell office:value-type="float" office:value="152.19999999999999" table:number-columns-spanned="2" table:number-rows-spanned="1" table:style-name="ce44">
            <text:p>152.2</text:p>
          </table:table-cell>
          <table:covered-table-cell/>
          <table:table-cell office:value-type="float" office:value="451.9" table:number-columns-spanned="2" table:number-rows-spanned="1" table:style-name="ce44">
            <text:p>451.9</text:p>
          </table:table-cell>
          <table:covered-table-cell/>
          <table:table-cell office:value-type="float" office:value="7.4" table:number-columns-spanned="2" table:number-rows-spanned="1" table:style-name="ce40">
            <text:p>7.4</text:p>
          </table:table-cell>
          <table:covered-table-cell/>
          <table:table-cell office:value-type="float" office:value="327.9" table:number-columns-spanned="2" table:number-rows-spanned="1" table:style-name="ce44">
            <text:p>327.9</text:p>
          </table:table-cell>
          <table:covered-table-cell/>
          <table:table-cell office:value-type="float" office:value="5.3" table:number-columns-spanned="2" table:number-rows-spanned="1" table:style-name="ce40">
            <text:p>5.3</text:p>
          </table:table-cell>
          <table:covered-table-cell/>
          <table:table-cell office:value-type="float" office:value="124.8" table:style-name="ce12">
            <text:p>124.8</text:p>
          </table:table-cell>
          <table:table-cell office:value-type="float" office:value="2.1" table:style-name="ce9">
            <text:p>2.1</text:p>
          </table:table-cell>
          <table:table-cell office:value-type="float" office:value="31.1" table:style-name="ce12">
            <text:p>31.1</text:p>
          </table:table-cell>
          <table:table-cell office:value-type="float" office:value="35.5" table:number-columns-spanned="2" table:number-rows-spanned="1" table:style-name="ce40">
            <text:p>35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1945 bis 1960</text:span></text:p>
          </table:table-cell>
          <table:covered-table-cell table:number-columns-repeated="3"/>
          <table:table-cell office:value-type="float" office:value="220" table:number-columns-spanned="2" table:number-rows-spanned="1" table:style-name="ce44">
            <text:p>220.0</text:p>
          </table:table-cell>
          <table:covered-table-cell/>
          <table:table-cell office:value-type="float" office:value="432.4" table:number-columns-spanned="2" table:number-rows-spanned="1" table:style-name="ce44">
            <text:p>432.4</text:p>
          </table:table-cell>
          <table:covered-table-cell/>
          <table:table-cell office:value-type="float" office:value="7.4" table:number-columns-spanned="2" table:number-rows-spanned="1" table:style-name="ce40">
            <text:p>7.4</text:p>
          </table:table-cell>
          <table:covered-table-cell/>
          <table:table-cell office:value-type="float" office:value="315.60000000000002" table:number-columns-spanned="2" table:number-rows-spanned="1" table:style-name="ce44">
            <text:p>315.6</text:p>
          </table:table-cell>
          <table:covered-table-cell/>
          <table:table-cell office:value-type="float" office:value="5.3" table:number-columns-spanned="2" table:number-rows-spanned="1" table:style-name="ce40">
            <text:p>5.3</text:p>
          </table:table-cell>
          <table:covered-table-cell/>
          <table:table-cell office:value-type="float" office:value="118.1" table:style-name="ce12">
            <text:p>118.1</text:p>
          </table:table-cell>
          <table:table-cell office:value-type="float" office:value="2.1" table:style-name="ce9">
            <text:p>2.1</text:p>
          </table:table-cell>
          <table:table-cell office:value-type="float" office:value="29.9" table:style-name="ce9">
            <text:p>29.9</text:p>
          </table:table-cell>
          <table:table-cell office:value-type="float" office:value="34.4" table:number-columns-spanned="2" table:number-rows-spanned="1" table:style-name="ce40">
            <text:p>34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1961 bis 1970</text:span></text:p>
          </table:table-cell>
          <table:covered-table-cell table:number-columns-repeated="3"/>
          <table:table-cell office:value-type="float" office:value="218.6" table:number-columns-spanned="2" table:number-rows-spanned="1" table:style-name="ce44">
            <text:p>218.6</text:p>
          </table:table-cell>
          <table:covered-table-cell/>
          <table:table-cell office:value-type="float" office:value="463.5" table:number-columns-spanned="2" table:number-rows-spanned="1" table:style-name="ce44">
            <text:p>463.5</text:p>
          </table:table-cell>
          <table:covered-table-cell/>
          <table:table-cell office:value-type="float" office:value="7.4" table:number-columns-spanned="2" table:number-rows-spanned="1" table:style-name="ce40">
            <text:p>7.4</text:p>
          </table:table-cell>
          <table:covered-table-cell/>
          <table:table-cell office:value-type="float" office:value="334.2" table:number-columns-spanned="2" table:number-rows-spanned="1" table:style-name="ce44">
            <text:p>334.2</text:p>
          </table:table-cell>
          <table:covered-table-cell/>
          <table:table-cell office:value-type="float" office:value="5.3" table:number-columns-spanned="2" table:number-rows-spanned="1" table:style-name="ce40">
            <text:p>5.3</text:p>
          </table:table-cell>
          <table:covered-table-cell/>
          <table:table-cell office:value-type="float" office:value="130.1" table:style-name="ce12">
            <text:p>130.1</text:p>
          </table:table-cell>
          <table:table-cell office:value-type="float" office:value="2.1" table:style-name="ce9">
            <text:p>2.1</text:p>
          </table:table-cell>
          <table:table-cell office:value-type="float" office:value="30.3" table:style-name="ce9">
            <text:p>30.3</text:p>
          </table:table-cell>
          <table:table-cell office:value-type="float" office:value="34.9" table:number-columns-spanned="2" table:number-rows-spanned="1" table:style-name="ce40">
            <text:p>34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1971 bis 1980</text:span></text:p>
          </table:table-cell>
          <table:covered-table-cell table:number-columns-repeated="3"/>
          <table:table-cell office:value-type="float" office:value="195.9" table:number-columns-spanned="2" table:number-rows-spanned="1" table:style-name="ce44">
            <text:p>195.9</text:p>
          </table:table-cell>
          <table:covered-table-cell/>
          <table:table-cell office:value-type="float" office:value="522.1" table:number-columns-spanned="2" table:number-rows-spanned="1" table:style-name="ce44">
            <text:p>522.1</text:p>
          </table:table-cell>
          <table:covered-table-cell/>
          <table:table-cell office:value-type="float" office:value="7.7" table:number-columns-spanned="2" table:number-rows-spanned="1" table:style-name="ce40">
            <text:p>7.7</text:p>
          </table:table-cell>
          <table:covered-table-cell/>
          <table:table-cell office:value-type="float" office:value="383.8" table:number-columns-spanned="2" table:number-rows-spanned="1" table:style-name="ce40">
            <text:p>383.8</text:p>
          </table:table-cell>
          <table:covered-table-cell/>
          <table:table-cell office:value-type="float" office:value="5.7" table:number-columns-spanned="2" table:number-rows-spanned="1" table:style-name="ce40">
            <text:p>5.7</text:p>
          </table:table-cell>
          <table:covered-table-cell/>
          <table:table-cell office:value-type="float" office:value="138.9" table:style-name="ce12">
            <text:p>138.9</text:p>
          </table:table-cell>
          <table:table-cell office:value-type="float" office:value="2.1" table:style-name="ce9">
            <text:p>2.1</text:p>
          </table:table-cell>
          <table:table-cell office:value-type="float" office:value="28.3" table:style-name="ce12">
            <text:p>28.3</text:p>
          </table:table-cell>
          <table:table-cell office:value-type="float" office:value="41.1" table:number-columns-spanned="2" table:number-rows-spanned="1" table:style-name="ce44">
            <text:p>41.1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1981 bis 1990</text:span></text:p>
          </table:table-cell>
          <table:covered-table-cell table:number-columns-repeated="3"/>
          <table:table-cell office:value-type="float" office:value="140.1" table:number-columns-spanned="2" table:number-rows-spanned="1" table:style-name="ce44">
            <text:p>140.1</text:p>
          </table:table-cell>
          <table:covered-table-cell/>
          <table:table-cell office:value-type="float" office:value="561" table:number-columns-spanned="2" table:number-rows-spanned="1" table:style-name="ce44">
            <text:p>561.0</text:p>
          </table:table-cell>
          <table:covered-table-cell/>
          <table:table-cell office:value-type="float" office:value="8.1" table:number-columns-spanned="2" table:number-rows-spanned="1" table:style-name="ce40">
            <text:p>8.1</text:p>
          </table:table-cell>
          <table:covered-table-cell/>
          <table:table-cell office:value-type="float" office:value="413.1" table:number-columns-spanned="2" table:number-rows-spanned="1" table:style-name="ce44">
            <text:p>413.1</text:p>
          </table:table-cell>
          <table:covered-table-cell/>
          <table:table-cell office:value-type="float" office:value="6" table:number-columns-spanned="2" table:number-rows-spanned="1" table:style-name="ce40">
            <text:p>6.0</text:p>
          </table:table-cell>
          <table:covered-table-cell/>
          <table:table-cell office:value-type="float" office:value="148.1" table:style-name="ce12">
            <text:p>148.1</text:p>
          </table:table-cell>
          <table:table-cell office:value-type="float" office:value="2.1" table:style-name="ce9">
            <text:p>2.1</text:p>
          </table:table-cell>
          <table:table-cell office:value-type="float" office:value="27.3" table:style-name="ce12">
            <text:p>27.3</text:p>
          </table:table-cell>
          <table:table-cell office:value-type="float" office:value="44" table:number-columns-spanned="2" table:number-rows-spanned="1" table:style-name="ce40">
            <text:p>44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1991 bis 2000</text:span></text:p>
          </table:table-cell>
          <table:covered-table-cell table:number-columns-repeated="3"/>
          <table:table-cell office:value-type="float" office:value="141.9" table:number-columns-spanned="2" table:number-rows-spanned="1" table:style-name="ce44">
            <text:p>141.9</text:p>
          </table:table-cell>
          <table:covered-table-cell/>
          <table:table-cell office:value-type="float" office:value="568.70000000000005" table:number-columns-spanned="2" table:number-rows-spanned="1" table:style-name="ce44">
            <text:p>568.7</text:p>
          </table:table-cell>
          <table:covered-table-cell/>
          <table:table-cell office:value-type="float" office:value="8.3000000000000007" table:number-columns-spanned="2" table:number-rows-spanned="1" table:style-name="ce40">
            <text:p>8.3</text:p>
          </table:table-cell>
          <table:covered-table-cell/>
          <table:table-cell office:value-type="float" office:value="428.4" table:number-columns-spanned="2" table:number-rows-spanned="1" table:style-name="ce44">
            <text:p>428.4</text:p>
          </table:table-cell>
          <table:covered-table-cell/>
          <table:table-cell office:value-type="float" office:value="6.2" table:number-columns-spanned="2" table:number-rows-spanned="1" table:style-name="ce40">
            <text:p>6.2</text:p>
          </table:table-cell>
          <table:covered-table-cell/>
          <table:table-cell office:value-type="float" office:value="140.80000000000001" table:style-name="ce12">
            <text:p>140.8</text:p>
          </table:table-cell>
          <table:table-cell office:value-type="float" office:value="2" table:style-name="ce9">
            <text:p>2.0</text:p>
          </table:table-cell>
          <table:table-cell office:value-type="float" office:value="25.9" table:style-name="ce12">
            <text:p>25.9</text:p>
          </table:table-cell>
          <table:table-cell office:value-type="float" office:value="43.5" table:number-columns-spanned="2" table:number-rows-spanned="1" table:style-name="ce40">
            <text:p>43.5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9">
            <text:p><text:span text:style-name="T2">2001 und später</text:span></text:p>
          </table:table-cell>
          <table:covered-table-cell table:number-columns-repeated="3"/>
          <table:table-cell office:value-type="float" office:value="318.89999999999998" table:number-columns-spanned="2" table:number-rows-spanned="1" table:style-name="ce44">
            <text:p>318.9</text:p>
          </table:table-cell>
          <table:covered-table-cell/>
          <table:table-cell office:value-type="float" office:value="616.20000000000005" table:number-columns-spanned="2" table:number-rows-spanned="1" table:style-name="ce44">
            <text:p>616.2</text:p>
          </table:table-cell>
          <table:covered-table-cell/>
          <table:table-cell office:value-type="float" office:value="8.9" table:number-columns-spanned="2" table:number-rows-spanned="1" table:style-name="ce40">
            <text:p>8.9</text:p>
          </table:table-cell>
          <table:covered-table-cell/>
          <table:table-cell office:value-type="float" office:value="479.4" table:number-columns-spanned="2" table:number-rows-spanned="1" table:style-name="ce44">
            <text:p>479.4</text:p>
          </table:table-cell>
          <table:covered-table-cell/>
          <table:table-cell office:value-type="float" office:value="6.9" table:number-columns-spanned="2" table:number-rows-spanned="1" table:style-name="ce40">
            <text:p>6.9</text:p>
          </table:table-cell>
          <table:covered-table-cell/>
          <table:table-cell office:value-type="float" office:value="137.30000000000001" table:style-name="ce12">
            <text:p>137.3</text:p>
          </table:table-cell>
          <table:table-cell office:value-type="float" office:value="2" table:style-name="ce9">
            <text:p>2.0</text:p>
          </table:table-cell>
          <table:table-cell office:value-type="float" office:value="23.8" table:style-name="ce12">
            <text:p>23.8</text:p>
          </table:table-cell>
          <table:table-cell office:value-type="float" office:value="45.9" table:number-columns-spanned="2" table:number-rows-spanned="1" table:style-name="ce40">
            <text:p>45.9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39">
            <text:p><text:span text:style-name="T2">Ausstattungskategorie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1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Kategorle A</text:span></text:p>
          </table:table-cell>
          <table:covered-table-cell table:number-columns-repeated="3"/>
          <table:table-cell office:value-type="float" office:value="1547.7" table:number-columns-spanned="2" table:number-rows-spanned="1" table:style-name="ce45">
            <text:p>1,547.7</text:p>
          </table:table-cell>
          <table:covered-table-cell/>
          <table:table-cell office:value-type="float" office:value="546.6" table:number-columns-spanned="2" table:number-rows-spanned="1" table:style-name="ce40">
            <text:p>546.6</text:p>
          </table:table-cell>
          <table:covered-table-cell/>
          <table:table-cell office:value-type="float" office:value="8.1" table:number-columns-spanned="2" table:number-rows-spanned="1" table:style-name="ce40">
            <text:p>8.1</text:p>
          </table:table-cell>
          <table:covered-table-cell/>
          <table:table-cell office:value-type="float" office:value="409.7" table:number-columns-spanned="2" table:number-rows-spanned="1" table:style-name="ce44">
            <text:p>409.7</text:p>
          </table:table-cell>
          <table:covered-table-cell/>
          <table:table-cell office:value-type="float" office:value="6.1" table:number-columns-spanned="2" table:number-rows-spanned="1" table:style-name="ce40">
            <text:p>6.1</text:p>
          </table:table-cell>
          <table:covered-table-cell/>
          <table:table-cell office:value-type="float" office:value="137.5" table:style-name="ce12">
            <text:p>137.5</text:p>
          </table:table-cell>
          <table:table-cell office:value-type="float" office:value="2.1" table:style-name="ce9">
            <text:p>2.1</text:p>
          </table:table-cell>
          <table:table-cell office:value-type="float" office:value="27.5" table:style-name="ce12">
            <text:p>27.5</text:p>
          </table:table-cell>
          <table:table-cell office:value-type="float" office:value="43.2" table:number-columns-spanned="2" table:number-rows-spanned="1" table:style-name="ce40">
            <text:p>43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Kategorie B</text:span></text:p>
          </table:table-cell>
          <table:covered-table-cell table:number-columns-repeated="3"/>
          <table:table-cell office:value-type="float" office:value="72.8" table:number-columns-spanned="2" table:number-rows-spanned="1" table:style-name="ce44">
            <text:p>72.8</text:p>
          </table:table-cell>
          <table:covered-table-cell/>
          <table:table-cell office:value-type="float" office:value="378.7" table:number-columns-spanned="2" table:number-rows-spanned="1" table:style-name="ce44">
            <text:p>378.7</text:p>
          </table:table-cell>
          <table:covered-table-cell/>
          <table:table-cell office:value-type="float" office:value="6.2" table:number-columns-spanned="2" table:number-rows-spanned="1" table:style-name="ce40">
            <text:p>6.2</text:p>
          </table:table-cell>
          <table:covered-table-cell/>
          <table:table-cell office:value-type="float" office:value="273.5" table:number-columns-spanned="2" table:number-rows-spanned="1" table:style-name="ce44">
            <text:p>273.5</text:p>
          </table:table-cell>
          <table:covered-table-cell/>
          <table:table-cell office:value-type="float" office:value="4.5" table:number-columns-spanned="2" table:number-rows-spanned="1" table:style-name="ce40">
            <text:p>4.5</text:p>
          </table:table-cell>
          <table:covered-table-cell/>
          <table:table-cell office:value-type="float" office:value="106.4" table:style-name="ce12">
            <text:p>106.4</text:p>
          </table:table-cell>
          <table:table-cell office:value-type="float" office:value="1.8" table:style-name="ce9">
            <text:p>1.8</text:p>
          </table:table-cell>
          <table:table-cell office:value-type="float" office:value="30.8" table:style-name="ce9">
            <text:p>30.8</text:p>
          </table:table-cell>
          <table:table-cell office:value-type="float" office:value="29" table:number-columns-spanned="2" table:number-rows-spanned="1" table:style-name="ce40">
            <text:p>29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Kategorie C</text:span></text:p>
          </table:table-cell>
          <table:covered-table-cell table:number-columns-repeated="3"/>
          <table:table-cell office:value-type="float" office:value="-3.7" table:number-columns-spanned="2" table:number-rows-spanned="1" table:style-name="ce46">
            <text:p>(3.7)</text:p>
          </table:table-cell>
          <table:covered-table-cell/>
          <table:table-cell office:value-type="float" office:value="-343.7" table:number-columns-spanned="2" table:number-rows-spanned="1" table:style-name="ce46">
            <text:p>(343.7)</text:p>
          </table:table-cell>
          <table:covered-table-cell/>
          <table:table-cell office:value-type="float" office:value="-6" table:number-columns-spanned="2" table:number-rows-spanned="1" table:style-name="ce46">
            <text:p>(6.0)</text:p>
          </table:table-cell>
          <table:covered-table-cell/>
          <table:table-cell office:value-type="float" office:value="-222.3" table:number-columns-spanned="2" table:number-rows-spanned="1" table:style-name="ce46">
            <text:p>(222.3)</text:p>
          </table:table-cell>
          <table:covered-table-cell/>
          <table:table-cell office:value-type="float" office:value="-3.8" table:number-columns-spanned="2" table:number-rows-spanned="1" table:style-name="ce46">
            <text:p>(3.8)</text:p>
          </table:table-cell>
          <table:covered-table-cell/>
          <table:table-cell office:value-type="float" office:value="-121.3" table:style-name="ce13">
            <text:p>(121.3)</text:p>
          </table:table-cell>
          <table:table-cell office:value-type="float" office:value="-2.2000000000000002" table:style-name="ce13">
            <text:p>(2.2)</text:p>
          </table:table-cell>
          <table:table-cell office:value-type="float" office:value="-38.799999999999997" table:style-name="ce13">
            <text:p>(38.8)</text:p>
          </table:table-cell>
          <table:table-cell office:value-type="string" table:number-columns-spanned="2" table:number-rows-spanned="1" table:style-name="ce39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9">
            <text:p><text:span text:style-name="T2">Kategorie D</text:span></text:p>
          </table:table-cell>
          <table:covered-table-cell table:number-columns-repeated="3"/>
          <table:table-cell office:value-type="float" office:value="23.9" table:number-columns-spanned="2" table:number-rows-spanned="1" table:style-name="ce44">
            <text:p>23.9</text:p>
          </table:table-cell>
          <table:covered-table-cell/>
          <table:table-cell office:value-type="float" office:value="262.60000000000002" table:number-columns-spanned="2" table:number-rows-spanned="1" table:style-name="ce44">
            <text:p>262.6</text:p>
          </table:table-cell>
          <table:covered-table-cell/>
          <table:table-cell office:value-type="float" office:value="5.9" table:number-columns-spanned="2" table:number-rows-spanned="1" table:style-name="ce40">
            <text:p>5.9</text:p>
          </table:table-cell>
          <table:covered-table-cell/>
          <table:table-cell office:value-type="float" office:value="165.3" table:number-columns-spanned="2" table:number-rows-spanned="1" table:style-name="ce44">
            <text:p>165.3</text:p>
          </table:table-cell>
          <table:covered-table-cell/>
          <table:table-cell office:value-type="float" office:value="3.7" table:number-columns-spanned="2" table:number-rows-spanned="1" table:style-name="ce40">
            <text:p>3.7</text:p>
          </table:table-cell>
          <table:covered-table-cell/>
          <table:table-cell office:value-type="float" office:value="97.6" table:style-name="ce12">
            <text:p>97.6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42.1" table:style-name="ce12">
            <text:p>42.1</text:p>
          </table:table-cell>
          <table:table-cell office:value-type="string" table:number-columns-spanned="2" table:number-rows-spanned="1" table:style-name="ce39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39">
            <text:p><text:span text:style-name="T2">Haushaltsgröla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1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1 Person</text:span></text:p>
          </table:table-cell>
          <table:covered-table-cell table:number-columns-repeated="3"/>
          <table:table-cell office:value-type="float" office:value="783.1" table:number-columns-spanned="2" table:number-rows-spanned="1" table:style-name="ce40">
            <text:p>783.1</text:p>
          </table:table-cell>
          <table:covered-table-cell/>
          <table:table-cell office:value-type="float" office:value="453.4" table:number-columns-spanned="2" table:number-rows-spanned="1" table:style-name="ce40">
            <text:p>453.4</text:p>
          </table:table-cell>
          <table:covered-table-cell/>
          <table:table-cell office:value-type="float" office:value="8.1" table:number-columns-spanned="2" table:number-rows-spanned="1" table:style-name="ce40">
            <text:p>8.1</text:p>
          </table:table-cell>
          <table:covered-table-cell/>
          <table:table-cell office:value-type="float" office:value="335.7" table:number-columns-spanned="2" table:number-rows-spanned="1" table:style-name="ce40">
            <text:p>335.7</text:p>
          </table:table-cell>
          <table:covered-table-cell/>
          <table:table-cell office:value-type="float" office:value="6" table:number-columns-spanned="2" table:number-rows-spanned="1" table:style-name="ce40">
            <text:p>6.0</text:p>
          </table:table-cell>
          <table:covered-table-cell/>
          <table:table-cell office:value-type="float" office:value="118.4" table:style-name="ce9">
            <text:p>118.4</text:p>
          </table:table-cell>
          <table:table-cell office:value-type="float" office:value="2.1" table:style-name="ce9">
            <text:p>2.1</text:p>
          </table:table-cell>
          <table:table-cell office:value-type="float" office:value="28.6" table:style-name="ce9">
            <text:p>28.6</text:p>
          </table:table-cell>
          <table:table-cell office:value-type="float" office:value="39.200000000000003" table:number-columns-spanned="2" table:number-rows-spanned="1" table:style-name="ce40">
            <text:p>39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2 Personen</text:span></text:p>
          </table:table-cell>
          <table:covered-table-cell table:number-columns-repeated="3"/>
          <table:table-cell office:value-type="float" office:value="447.7" table:number-columns-spanned="2" table:number-rows-spanned="1" table:style-name="ce40">
            <text:p>447.7</text:p>
          </table:table-cell>
          <table:covered-table-cell/>
          <table:table-cell office:value-type="float" office:value="553.4" table:number-columns-spanned="2" table:number-rows-spanned="1" table:style-name="ce40">
            <text:p>553.4</text:p>
          </table:table-cell>
          <table:covered-table-cell/>
          <table:table-cell office:value-type="float" office:value="7.9" table:number-columns-spanned="2" table:number-rows-spanned="1" table:style-name="ce40">
            <text:p>7.9</text:p>
          </table:table-cell>
          <table:covered-table-cell/>
          <table:table-cell office:value-type="float" office:value="414.3" table:number-columns-spanned="2" table:number-rows-spanned="1" table:style-name="ce40">
            <text:p>414.3</text:p>
          </table:table-cell>
          <table:covered-table-cell/>
          <table:table-cell office:value-type="float" office:value="5.9" table:number-columns-spanned="2" table:number-rows-spanned="1" table:style-name="ce40">
            <text:p>5.9</text:p>
          </table:table-cell>
          <table:covered-table-cell/>
          <table:table-cell office:value-type="float" office:value="139.9" table:style-name="ce9">
            <text:p>139.9</text:p>
          </table:table-cell>
          <table:table-cell office:value-type="float" office:value="2" table:style-name="ce9">
            <text:p>2.0</text:p>
          </table:table-cell>
          <table:table-cell office:value-type="float" office:value="27.9" table:style-name="ce9">
            <text:p>27.9</text:p>
          </table:table-cell>
          <table:table-cell office:value-type="float" office:value="45.1" table:number-columns-spanned="2" table:number-rows-spanned="1" table:style-name="ce40">
            <text:p>45.1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3 Personen</text:span></text:p>
          </table:table-cell>
          <table:covered-table-cell table:number-columns-repeated="3"/>
          <table:table-cell office:value-type="float" office:value="202.5" table:number-columns-spanned="2" table:number-rows-spanned="1" table:style-name="ce40">
            <text:p>202.5</text:p>
          </table:table-cell>
          <table:covered-table-cell/>
          <table:table-cell office:value-type="float" office:value="641.20000000000005" table:number-columns-spanned="2" table:number-rows-spanned="1" table:style-name="ce40">
            <text:p>641.2</text:p>
          </table:table-cell>
          <table:covered-table-cell/>
          <table:table-cell office:value-type="float" office:value="8.1" table:number-columns-spanned="2" table:number-rows-spanned="1" table:style-name="ce40">
            <text:p>8.1</text:p>
          </table:table-cell>
          <table:covered-table-cell/>
          <table:table-cell office:value-type="float" office:value="484" table:number-columns-spanned="2" table:number-rows-spanned="1" table:style-name="ce40">
            <text:p>484.0</text:p>
          </table:table-cell>
          <table:covered-table-cell/>
          <table:table-cell office:value-type="float" office:value="6.1" table:number-columns-spanned="2" table:number-rows-spanned="1" table:style-name="ce40">
            <text:p>6.1</text:p>
          </table:table-cell>
          <table:covered-table-cell/>
          <table:table-cell office:value-type="float" office:value="158.19999999999999" table:style-name="ce9">
            <text:p>158.2</text:p>
          </table:table-cell>
          <table:table-cell office:value-type="float" office:value="2.1" table:style-name="ce9">
            <text:p>2.1</text:p>
          </table:table-cell>
          <table:table-cell office:value-type="float" office:value="26.8" table:style-name="ce9">
            <text:p>26.8</text:p>
          </table:table-cell>
          <table:table-cell office:value-type="float" office:value="47.2" table:number-columns-spanned="2" table:number-rows-spanned="1" table:style-name="ce40">
            <text:p>47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4 Personen</text:span></text:p>
          </table:table-cell>
          <table:covered-table-cell table:number-columns-repeated="3"/>
          <table:table-cell office:value-type="float" office:value="131.80000000000001" table:number-columns-spanned="2" table:number-rows-spanned="1" table:style-name="ce40">
            <text:p>131.8</text:p>
          </table:table-cell>
          <table:covered-table-cell/>
          <table:table-cell office:value-type="float" office:value="682.1" table:number-columns-spanned="2" table:number-rows-spanned="1" table:style-name="ce40">
            <text:p>682.1</text:p>
          </table:table-cell>
          <table:covered-table-cell/>
          <table:table-cell office:value-type="float" office:value="8.1999999999999993" table:number-columns-spanned="2" table:number-rows-spanned="1" table:style-name="ce40">
            <text:p>8.2</text:p>
          </table:table-cell>
          <table:covered-table-cell/>
          <table:table-cell office:value-type="float" office:value="519.79999999999995" table:number-columns-spanned="2" table:number-rows-spanned="1" table:style-name="ce40">
            <text:p>519.8</text:p>
          </table:table-cell>
          <table:covered-table-cell/>
          <table:table-cell office:value-type="float" office:value="6.2" table:number-columns-spanned="2" table:number-rows-spanned="1" table:style-name="ce40">
            <text:p>6.2</text:p>
          </table:table-cell>
          <table:covered-table-cell/>
          <table:table-cell office:value-type="float" office:value="163.19999999999999" table:style-name="ce9">
            <text:p>163.2</text:p>
          </table:table-cell>
          <table:table-cell office:value-type="float" office:value="2.1" table:style-name="ce9">
            <text:p>2.1</text:p>
          </table:table-cell>
          <table:table-cell office:value-type="float" office:value="26.2" table:style-name="ce9">
            <text:p>26.2</text:p>
          </table:table-cell>
          <table:table-cell office:value-type="float" office:value="45" table:number-columns-spanned="2" table:number-rows-spanned="1" table:style-name="ce40">
            <text:p>45.0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9">
            <text:p><text:span text:style-name="T2">5 und mehr Personen</text:span></text:p>
          </table:table-cell>
          <table:covered-table-cell table:number-columns-repeated="3"/>
          <table:table-cell office:value-type="float" office:value="83.1" table:number-columns-spanned="2" table:number-rows-spanned="1" table:style-name="ce40">
            <text:p>83.1</text:p>
          </table:table-cell>
          <table:covered-table-cell/>
          <table:table-cell office:value-type="float" office:value="704.1" table:number-columns-spanned="2" table:number-rows-spanned="1" table:style-name="ce40">
            <text:p>704.1</text:p>
          </table:table-cell>
          <table:covered-table-cell/>
          <table:table-cell office:value-type="float" office:value="8" table:number-columns-spanned="2" table:number-rows-spanned="1" table:style-name="ce40">
            <text:p>8.0</text:p>
          </table:table-cell>
          <table:covered-table-cell/>
          <table:table-cell office:value-type="float" office:value="529.6" table:number-columns-spanned="2" table:number-rows-spanned="1" table:style-name="ce40">
            <text:p>529.6</text:p>
          </table:table-cell>
          <table:covered-table-cell/>
          <table:table-cell office:value-type="float" office:value="5.9" table:number-columns-spanned="2" table:number-rows-spanned="1" table:style-name="ce40">
            <text:p>5.9</text:p>
          </table:table-cell>
          <table:covered-table-cell/>
          <table:table-cell office:value-type="float" office:value="174.9" table:style-name="ce9">
            <text:p>174.9</text:p>
          </table:table-cell>
          <table:table-cell office:value-type="float" office:value="2.1" table:style-name="ce9">
            <text:p>2.1</text:p>
          </table:table-cell>
          <table:table-cell office:value-type="float" office:value="26.8" table:style-name="ce9">
            <text:p>26.8</text:p>
          </table:table-cell>
          <table:table-cell office:value-type="float" office:value="44.6" table:number-columns-spanned="2" table:number-rows-spanned="1" table:style-name="ce40">
            <text:p>44.6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9">
            <text:p><text:span text:style-name="T2">Famlllenhaushalte Elnfamlllenhaushatte</text:span></text:p>
          </table:table-cell>
          <table:covered-table-cell table:number-columns-repeated="3"/>
          <table:table-cell office:value-type="float" office:value="798.9" table:number-columns-spanned="2" table:number-rows-spanned="1" table:style-name="ce47">
            <text:p>798.9</text:p>
          </table:table-cell>
          <table:covered-table-cell/>
          <table:table-cell office:value-type="float" office:value="600" table:number-columns-spanned="2" table:number-rows-spanned="1" table:style-name="ce47">
            <text:p>600.0</text:p>
          </table:table-cell>
          <table:covered-table-cell/>
          <table:table-cell office:value-type="float" office:value="7.9" table:number-columns-spanned="2" table:number-rows-spanned="1" table:style-name="ce47">
            <text:p>7.9</text:p>
          </table:table-cell>
          <table:covered-table-cell/>
          <table:table-cell office:value-type="float" office:value="450.4" table:number-columns-spanned="2" table:number-rows-spanned="1" table:style-name="ce47">
            <text:p>450.4</text:p>
          </table:table-cell>
          <table:covered-table-cell/>
          <table:table-cell office:value-type="float" office:value="5.9" table:number-columns-spanned="2" table:number-rows-spanned="1" table:style-name="ce47">
            <text:p>5.9</text:p>
          </table:table-cell>
          <table:covered-table-cell/>
          <table:table-cell office:value-type="float" office:value="150.4" table:style-name="ce14">
            <text:p>150.4</text:p>
          </table:table-cell>
          <table:table-cell office:value-type="float" office:value="2" table:style-name="ce14">
            <text:p>2.0</text:p>
          </table:table-cell>
          <table:table-cell office:value-type="float" office:value="27.4" table:style-name="ce14">
            <text:p>27.4</text:p>
          </table:table-cell>
          <table:table-cell office:value-type="float" office:value="45.9" table:number-columns-spanned="2" table:number-rows-spanned="1" table:style-name="ce47">
            <text:p>45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(Ehe-)Paar ohne Kind(-er)</text:span></text:p>
          </table:table-cell>
          <table:covered-table-cell table:number-columns-repeated="3"/>
          <table:table-cell office:value-type="float" office:value="337.2" table:number-columns-spanned="2" table:number-rows-spanned="1" table:style-name="ce40">
            <text:p>337.2</text:p>
          </table:table-cell>
          <table:covered-table-cell/>
          <table:table-cell office:value-type="float" office:value="552.79999999999995" table:number-columns-spanned="2" table:number-rows-spanned="1" table:style-name="ce40">
            <text:p>552.8</text:p>
          </table:table-cell>
          <table:covered-table-cell/>
          <table:table-cell office:value-type="float" office:value="7.8" table:number-columns-spanned="2" table:number-rows-spanned="1" table:style-name="ce40">
            <text:p>7.8</text:p>
          </table:table-cell>
          <table:covered-table-cell/>
          <table:table-cell office:value-type="float" office:value="413.5" table:number-columns-spanned="2" table:number-rows-spanned="1" table:style-name="ce40">
            <text:p>413.5</text:p>
          </table:table-cell>
          <table:covered-table-cell/>
          <table:table-cell office:value-type="float" office:value="5.8" table:number-columns-spanned="2" table:number-rows-spanned="1" table:style-name="ce40">
            <text:p>5.8</text:p>
          </table:table-cell>
          <table:covered-table-cell/>
          <table:table-cell office:value-type="float" office:value="140.1" table:style-name="ce9">
            <text:p>140.1</text:p>
          </table:table-cell>
          <table:table-cell office:value-type="float" office:value="2" table:style-name="ce9">
            <text:p>2.0</text:p>
          </table:table-cell>
          <table:table-cell office:value-type="float" office:value="28" table:style-name="ce9">
            <text:p>28.0</text:p>
          </table:table-cell>
          <table:table-cell office:value-type="float" office:value="46.3" table:number-columns-spanned="2" table:number-rows-spanned="1" table:style-name="ce40">
            <text:p>46.3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(Ehe-)Paar mit Kind(-em)</text:span></text:p>
          </table:table-cell>
          <table:covered-table-cell table:number-columns-repeated="3"/>
          <table:table-cell office:value-type="float" office:value="322.2" table:number-columns-spanned="2" table:number-rows-spanned="1" table:style-name="ce40">
            <text:p>322.2</text:p>
          </table:table-cell>
          <table:covered-table-cell/>
          <table:table-cell office:value-type="float" office:value="659.3" table:number-columns-spanned="2" table:number-rows-spanned="1" table:style-name="ce40">
            <text:p>659.3</text:p>
          </table:table-cell>
          <table:covered-table-cell/>
          <table:table-cell office:value-type="float" office:value="8" table:number-columns-spanned="2" table:number-rows-spanned="1" table:style-name="ce40">
            <text:p>8.0</text:p>
          </table:table-cell>
          <table:covered-table-cell/>
          <table:table-cell office:value-type="float" office:value="497.4" table:number-columns-spanned="2" table:number-rows-spanned="1" table:style-name="ce40">
            <text:p>497.4</text:p>
          </table:table-cell>
          <table:covered-table-cell/>
          <table:table-cell office:value-type="float" office:value="6" table:number-columns-spanned="2" table:number-rows-spanned="1" table:style-name="ce40">
            <text:p>6.0</text:p>
          </table:table-cell>
          <table:covered-table-cell/>
          <table:table-cell office:value-type="float" office:value="162.80000000000001" table:style-name="ce9">
            <text:p>162.8</text:p>
          </table:table-cell>
          <table:table-cell office:value-type="float" office:value="2.1" table:style-name="ce9">
            <text:p>2.1</text:p>
          </table:table-cell>
          <table:table-cell office:value-type="float" office:value="26.8" table:style-name="ce9">
            <text:p>26.8</text:p>
          </table:table-cell>
          <table:table-cell office:value-type="float" office:value="47.5" table:number-columns-spanned="2" table:number-rows-spanned="1" table:style-name="ce40">
            <text:p>47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Vater mit Kind(-em)</text:span></text:p>
          </table:table-cell>
          <table:covered-table-cell table:number-columns-repeated="3"/>
          <table:table-cell office:value-type="float" office:value="15.9" table:number-columns-spanned="2" table:number-rows-spanned="1" table:style-name="ce40">
            <text:p>15.9</text:p>
          </table:table-cell>
          <table:covered-table-cell/>
          <table:table-cell office:value-type="float" office:value="579.6" table:number-columns-spanned="2" table:number-rows-spanned="1" table:style-name="ce40">
            <text:p>579.6</text:p>
          </table:table-cell>
          <table:covered-table-cell/>
          <table:table-cell office:value-type="float" office:value="8.1" table:number-columns-spanned="2" table:number-rows-spanned="1" table:style-name="ce40">
            <text:p>8.1</text:p>
          </table:table-cell>
          <table:covered-table-cell/>
          <table:table-cell office:value-type="float" office:value="423" table:number-columns-spanned="2" table:number-rows-spanned="1" table:style-name="ce40">
            <text:p>423.0</text:p>
          </table:table-cell>
          <table:covered-table-cell/>
          <table:table-cell office:value-type="float" office:value="5.9" table:number-columns-spanned="2" table:number-rows-spanned="1" table:style-name="ce40">
            <text:p>5.9</text:p>
          </table:table-cell>
          <table:covered-table-cell/>
          <table:table-cell office:value-type="float" office:value="157.4" table:style-name="ce9">
            <text:p>157.4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9.8" table:style-name="ce9">
            <text:p>29.8</text:p>
          </table:table-cell>
          <table:table-cell office:value-type="float" office:value="-44" table:number-columns-spanned="2" table:number-rows-spanned="1" table:style-name="ce46">
            <text:p>(44.0)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Mutter mit Kind(-em)</text:span></text:p>
          </table:table-cell>
          <table:covered-table-cell table:number-columns-repeated="3"/>
          <table:table-cell office:value-type="float" office:value="123.6" table:number-columns-spanned="2" table:number-rows-spanned="1" table:style-name="ce40">
            <text:p>123.6</text:p>
          </table:table-cell>
          <table:covered-table-cell/>
          <table:table-cell office:value-type="float" office:value="576.5" table:number-columns-spanned="2" table:number-rows-spanned="1" table:style-name="ce40">
            <text:p>576.5</text:p>
          </table:table-cell>
          <table:covered-table-cell/>
          <table:table-cell office:value-type="float" office:value="7.7" table:number-columns-spanned="2" table:number-rows-spanned="1" table:style-name="ce40">
            <text:p>7.7</text:p>
          </table:table-cell>
          <table:covered-table-cell/>
          <table:table-cell office:value-type="float" office:value="431.7" table:number-columns-spanned="2" table:number-rows-spanned="1" table:style-name="ce40">
            <text:p>431.7</text:p>
          </table:table-cell>
          <table:covered-table-cell/>
          <table:table-cell office:value-type="float" office:value="5.7" table:number-columns-spanned="2" table:number-rows-spanned="1" table:style-name="ce40">
            <text:p>5.7</text:p>
          </table:table-cell>
          <table:covered-table-cell/>
          <table:table-cell office:value-type="float" office:value="145.6" table:style-name="ce9">
            <text:p>145.6</text:p>
          </table:table-cell>
          <table:table-cell office:value-type="float" office:value="2" table:style-name="ce9">
            <text:p>2.0</text:p>
          </table:table-cell>
          <table:table-cell office:value-type="float" office:value="27.3" table:style-name="ce9">
            <text:p>27.3</text:p>
          </table:table-cell>
          <table:table-cell office:value-type="float" office:value="39.5" table:number-columns-spanned="2" table:number-rows-spanned="1" table:style-name="ce40">
            <text:p>39.5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9">
            <text:p><text:span text:style-name="T2">Mehrfamilienhaushalte</text:span></text:p>
          </table:table-cell>
          <table:covered-table-cell table:number-columns-repeated="3"/>
          <table:table-cell office:value-type="float" office:value="12.4" table:number-columns-spanned="2" table:number-rows-spanned="1" table:style-name="ce40">
            <text:p>12.4</text:p>
          </table:table-cell>
          <table:covered-table-cell/>
          <table:table-cell office:value-type="float" office:value="616.1" table:number-columns-spanned="2" table:number-rows-spanned="1" table:style-name="ce40">
            <text:p>616.1</text:p>
          </table:table-cell>
          <table:covered-table-cell/>
          <table:table-cell office:value-type="float" office:value="7.5" table:number-columns-spanned="2" table:number-rows-spanned="1" table:style-name="ce40">
            <text:p>7.5</text:p>
          </table:table-cell>
          <table:covered-table-cell/>
          <table:table-cell office:value-type="float" office:value="456.4" table:number-columns-spanned="2" table:number-rows-spanned="1" table:style-name="ce40">
            <text:p>456.4</text:p>
          </table:table-cell>
          <table:covered-table-cell/>
          <table:table-cell office:value-type="float" office:value="5.5" table:number-columns-spanned="2" table:number-rows-spanned="1" table:style-name="ce40">
            <text:p>5.5</text:p>
          </table:table-cell>
          <table:covered-table-cell/>
          <table:table-cell office:value-type="float" office:value="161" table:style-name="ce9">
            <text:p>161.0</text:p>
          </table:table-cell>
          <table:table-cell office:value-type="float" office:value="2" table:style-name="ce9">
            <text:p>2.0</text:p>
          </table:table-cell>
          <table:table-cell office:value-type="float" office:value="27.5" table:style-name="ce9">
            <text:p>27.5</text:p>
          </table:table-cell>
          <table:table-cell office:value-type="string" table:number-columns-spanned="2" table:number-rows-spanned="1" table:style-name="ce39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9">
            <text:p><text:span text:style-name="T2">Nichtfamilienhaushalta Einpersonenhaushalte</text:span></text:p>
          </table:table-cell>
          <table:covered-table-cell table:number-columns-repeated="3"/>
          <table:table-cell office:value-type="float" office:value="783.1" table:number-columns-spanned="2" table:number-rows-spanned="1" table:style-name="ce47">
            <text:p>783.1</text:p>
          </table:table-cell>
          <table:covered-table-cell/>
          <table:table-cell office:value-type="float" office:value="453.4" table:number-columns-spanned="2" table:number-rows-spanned="1" table:style-name="ce47">
            <text:p>453.4</text:p>
          </table:table-cell>
          <table:covered-table-cell/>
          <table:table-cell office:value-type="float" office:value="8.1" table:number-columns-spanned="2" table:number-rows-spanned="1" table:style-name="ce47">
            <text:p>8.1</text:p>
          </table:table-cell>
          <table:covered-table-cell/>
          <table:table-cell office:value-type="float" office:value="335.7" table:number-columns-spanned="2" table:number-rows-spanned="1" table:style-name="ce47">
            <text:p>335.7</text:p>
          </table:table-cell>
          <table:covered-table-cell/>
          <table:table-cell office:value-type="float" office:value="6" table:number-columns-spanned="2" table:number-rows-spanned="1" table:style-name="ce47">
            <text:p>6.0</text:p>
          </table:table-cell>
          <table:covered-table-cell/>
          <table:table-cell office:value-type="float" office:value="118.4" table:style-name="ce14">
            <text:p>118.4</text:p>
          </table:table-cell>
          <table:table-cell office:value-type="float" office:value="2.1" table:style-name="ce14">
            <text:p>2.1</text:p>
          </table:table-cell>
          <table:table-cell office:value-type="float" office:value="28.6" table:style-name="ce14">
            <text:p>28.6</text:p>
          </table:table-cell>
          <table:table-cell office:value-type="float" office:value="39.200000000000003" table:number-columns-spanned="2" table:number-rows-spanned="1" table:style-name="ce47">
            <text:p>39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bis unter 30 Jahre</text:span></text:p>
          </table:table-cell>
          <table:covered-table-cell table:number-columns-repeated="3"/>
          <table:table-cell office:value-type="float" office:value="134" table:number-columns-spanned="2" table:number-rows-spanned="1" table:style-name="ce40">
            <text:p>134.0</text:p>
          </table:table-cell>
          <table:covered-table-cell/>
          <table:table-cell office:value-type="float" office:value="454.1" table:number-columns-spanned="2" table:number-rows-spanned="1" table:style-name="ce40">
            <text:p>454.1</text:p>
          </table:table-cell>
          <table:covered-table-cell/>
          <table:table-cell office:value-type="float" office:value="9.3000000000000007" table:number-columns-spanned="2" table:number-rows-spanned="1" table:style-name="ce40">
            <text:p>9.3</text:p>
          </table:table-cell>
          <table:covered-table-cell/>
          <table:table-cell office:value-type="float" office:value="345.2" table:number-columns-spanned="2" table:number-rows-spanned="1" table:style-name="ce40">
            <text:p>345.2</text:p>
          </table:table-cell>
          <table:covered-table-cell/>
          <table:table-cell office:value-type="float" office:value="7" table:number-columns-spanned="2" table:number-rows-spanned="1" table:style-name="ce40">
            <text:p>7.0</text:p>
          </table:table-cell>
          <table:covered-table-cell/>
          <table:table-cell office:value-type="float" office:value="109.5" table:style-name="ce9">
            <text:p>109.5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5.8" table:style-name="ce9">
            <text:p>25.8</text:p>
          </table:table-cell>
          <table:table-cell office:value-type="float" office:value="41" table:number-columns-spanned="2" table:number-rows-spanned="1" table:style-name="ce40">
            <text:p>41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30 bis unter 60 Jahre</text:span></text:p>
          </table:table-cell>
          <table:covered-table-cell table:number-columns-repeated="3"/>
          <table:table-cell office:value-type="float" office:value="393" table:number-columns-spanned="2" table:number-rows-spanned="1" table:style-name="ce40">
            <text:p>393.0</text:p>
          </table:table-cell>
          <table:covered-table-cell/>
          <table:table-cell office:value-type="float" office:value="479.5" table:number-columns-spanned="2" table:number-rows-spanned="1" table:style-name="ce40">
            <text:p>479.5</text:p>
          </table:table-cell>
          <table:covered-table-cell/>
          <table:table-cell office:value-type="float" office:value="8.5" table:number-columns-spanned="2" table:number-rows-spanned="1" table:style-name="ce40">
            <text:p>8.5</text:p>
          </table:table-cell>
          <table:covered-table-cell/>
          <table:table-cell office:value-type="float" office:value="362.1" table:number-columns-spanned="2" table:number-rows-spanned="1" table:style-name="ce40">
            <text:p>362.1</text:p>
          </table:table-cell>
          <table:covered-table-cell/>
          <table:table-cell office:value-type="float" office:value="6.4" table:number-columns-spanned="2" table:number-rows-spanned="1" table:style-name="ce40">
            <text:p>6.4</text:p>
          </table:table-cell>
          <table:covered-table-cell/>
          <table:table-cell office:value-type="float" office:value="118" table:style-name="ce9">
            <text:p>118.0</text:p>
          </table:table-cell>
          <table:table-cell office:value-type="float" office:value="2.1" table:style-name="ce9">
            <text:p>2.1</text:p>
          </table:table-cell>
          <table:table-cell office:value-type="float" office:value="26.9" table:style-name="ce9">
            <text:p>26.9</text:p>
          </table:table-cell>
          <table:table-cell office:value-type="float" office:value="40.200000000000003" table:number-columns-spanned="2" table:number-rows-spanned="1" table:style-name="ce40">
            <text:p>40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60 und mehr Jahre</text:span></text:p>
          </table:table-cell>
          <table:covered-table-cell table:number-columns-repeated="3"/>
          <table:table-cell office:value-type="float" office:value="256.10000000000002" table:number-columns-spanned="2" table:number-rows-spanned="1" table:style-name="ce40">
            <text:p>256.1</text:p>
          </table:table-cell>
          <table:covered-table-cell/>
          <table:table-cell office:value-type="float" office:value="413.1" table:number-columns-spanned="2" table:number-rows-spanned="1" table:style-name="ce40">
            <text:p>413.1</text:p>
          </table:table-cell>
          <table:covered-table-cell/>
          <table:table-cell office:value-type="float" office:value="6.8" table:number-columns-spanned="2" table:number-rows-spanned="1" table:style-name="ce40">
            <text:p>6.8</text:p>
          </table:table-cell>
          <table:covered-table-cell/>
          <table:table-cell office:value-type="float" office:value="290" table:number-columns-spanned="2" table:number-rows-spanned="1" table:style-name="ce40">
            <text:p>290.0</text:p>
          </table:table-cell>
          <table:covered-table-cell/>
          <table:table-cell office:value-type="float" office:value="4.8" table:number-columns-spanned="2" table:number-rows-spanned="1" table:style-name="ce40">
            <text:p>4.8</text:p>
          </table:table-cell>
          <table:covered-table-cell/>
          <table:table-cell office:value-type="float" office:value="123.6" table:style-name="ce9">
            <text:p>123.6</text:p>
          </table:table-cell>
          <table:table-cell office:value-type="float" office:value="2" table:style-name="ce9">
            <text:p>2.0</text:p>
          </table:table-cell>
          <table:table-cell office:value-type="float" office:value="32.6" table:style-name="ce9">
            <text:p>32.6</text:p>
          </table:table-cell>
          <table:table-cell office:value-type="float" office:value="36.700000000000003" table:number-columns-spanned="2" table:number-rows-spanned="1" table:style-name="ce40">
            <text:p>36.7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9">
            <text:p><text:span text:style-name="T2">Mehrpersonen-Nichtfamilienhaushalte</text:span></text:p>
          </table:table-cell>
          <table:covered-table-cell table:number-columns-repeated="3"/>
          <table:table-cell office:value-type="float" office:value="53.7" table:number-columns-spanned="2" table:number-rows-spanned="1" table:style-name="ce40">
            <text:p>53.7</text:p>
          </table:table-cell>
          <table:covered-table-cell/>
          <table:table-cell office:value-type="float" office:value="726.5" table:number-columns-spanned="2" table:number-rows-spanned="1" table:style-name="ce40">
            <text:p>726.5</text:p>
          </table:table-cell>
          <table:covered-table-cell/>
          <table:table-cell office:value-type="float" office:value="9.6999999999999993" table:number-columns-spanned="2" table:number-rows-spanned="1" table:style-name="ce40">
            <text:p>9.7</text:p>
          </table:table-cell>
          <table:covered-table-cell/>
          <table:table-cell office:value-type="float" office:value="568" table:number-columns-spanned="2" table:number-rows-spanned="1" table:style-name="ce40">
            <text:p>568.0</text:p>
          </table:table-cell>
          <table:covered-table-cell/>
          <table:table-cell office:value-type="float" office:value="7.5" table:number-columns-spanned="2" table:number-rows-spanned="1" table:style-name="ce40">
            <text:p>7.5</text:p>
          </table:table-cell>
          <table:covered-table-cell/>
          <table:table-cell office:value-type="float" office:value="158.9" table:style-name="ce9">
            <text:p>158.9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5" table:style-name="ce9">
            <text:p>25.0</text:p>
          </table:table-cell>
          <table:table-cell office:value-type="float" office:value="36.799999999999997" table:number-columns-spanned="2" table:number-rows-spanned="1" table:style-name="ce40">
            <text:p>36.8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9">
            <text:p><text:span text:style-name="T2">Mietvartragsdauer2) bis unter 2 Jahre</text:span></text:p>
          </table:table-cell>
          <table:covered-table-cell table:number-columns-repeated="3"/>
          <table:table-cell office:value-type="float" office:value="341" table:number-columns-spanned="2" table:number-rows-spanned="1" table:style-name="ce47">
            <text:p>341.0</text:p>
          </table:table-cell>
          <table:covered-table-cell/>
          <table:table-cell office:value-type="float" office:value="597" table:number-columns-spanned="2" table:number-rows-spanned="1" table:style-name="ce47">
            <text:p>597.0</text:p>
          </table:table-cell>
          <table:covered-table-cell/>
          <table:table-cell office:value-type="float" office:value="9.6" table:number-columns-spanned="2" table:number-rows-spanned="1" table:style-name="ce47">
            <text:p>9.6</text:p>
          </table:table-cell>
          <table:covered-table-cell/>
          <table:table-cell office:value-type="float" office:value="467.7" table:number-columns-spanned="2" table:number-rows-spanned="1" table:style-name="ce47">
            <text:p>467.7</text:p>
          </table:table-cell>
          <table:covered-table-cell/>
          <table:table-cell office:value-type="float" office:value="7.5" table:number-columns-spanned="2" table:number-rows-spanned="1" table:style-name="ce47">
            <text:p>7.5</text:p>
          </table:table-cell>
          <table:covered-table-cell/>
          <table:table-cell office:value-type="float" office:value="130.1" table:style-name="ce14">
            <text:p>130.1</text:p>
          </table:table-cell>
          <table:table-cell office:value-type="float" office:value="2.1" table:style-name="ce14">
            <text:p>2.1</text:p>
          </table:table-cell>
          <table:table-cell office:value-type="float" office:value="23.5" table:style-name="ce14">
            <text:p>23.5</text:p>
          </table:table-cell>
          <table:table-cell office:value-type="float" office:value="42.1" table:number-columns-spanned="2" table:number-rows-spanned="1" table:style-name="ce47">
            <text:p>42.1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2 bis unter 5 Jahre</text:span></text:p>
          </table:table-cell>
          <table:covered-table-cell table:number-columns-repeated="3"/>
          <table:table-cell office:value-type="float" office:value="396.6" table:number-columns-spanned="2" table:number-rows-spanned="1" table:style-name="ce40">
            <text:p>396.6</text:p>
          </table:table-cell>
          <table:covered-table-cell/>
          <table:table-cell office:value-type="float" office:value="564.9" table:number-columns-spanned="2" table:number-rows-spanned="1" table:style-name="ce40">
            <text:p>564.9</text:p>
          </table:table-cell>
          <table:covered-table-cell/>
          <table:table-cell office:value-type="float" office:value="9" table:number-columns-spanned="2" table:number-rows-spanned="1" table:style-name="ce40">
            <text:p>9.0</text:p>
          </table:table-cell>
          <table:covered-table-cell/>
          <table:table-cell office:value-type="float" office:value="451" table:number-columns-spanned="2" table:number-rows-spanned="1" table:style-name="ce40">
            <text:p>451.0</text:p>
          </table:table-cell>
          <table:covered-table-cell/>
          <table:table-cell office:value-type="float" office:value="6.9" table:number-columns-spanned="2" table:number-rows-spanned="1" table:style-name="ce40">
            <text:p>6.9</text:p>
          </table:table-cell>
          <table:covered-table-cell/>
          <table:table-cell office:value-type="float" office:value="134.6" table:style-name="ce9">
            <text:p>134.6</text:p>
          </table:table-cell>
          <table:table-cell office:value-type="float" office:value="2.1" table:style-name="ce9">
            <text:p>2.1</text:p>
          </table:table-cell>
          <table:table-cell office:value-type="float" office:value="24.8" table:style-name="ce9">
            <text:p>24.8</text:p>
          </table:table-cell>
          <table:table-cell office:value-type="float" office:value="42.5" table:number-columns-spanned="2" table:number-rows-spanned="1" table:style-name="ce40">
            <text:p>42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5 bis unter 10 Jahre</text:span></text:p>
          </table:table-cell>
          <table:covered-table-cell table:number-columns-repeated="3"/>
          <table:table-cell office:value-type="float" office:value="289.7" table:number-columns-spanned="2" table:number-rows-spanned="1" table:style-name="ce40">
            <text:p>289.7</text:p>
          </table:table-cell>
          <table:covered-table-cell/>
          <table:table-cell office:value-type="float" office:value="553.9" table:number-columns-spanned="2" table:number-rows-spanned="1" table:style-name="ce40">
            <text:p>553.9</text:p>
          </table:table-cell>
          <table:covered-table-cell/>
          <table:table-cell office:value-type="float" office:value="8.1" table:number-columns-spanned="2" table:number-rows-spanned="1" table:style-name="ce40">
            <text:p>8.1</text:p>
          </table:table-cell>
          <table:covered-table-cell/>
          <table:table-cell office:value-type="float" office:value="420.1" table:number-columns-spanned="2" table:number-rows-spanned="1" table:style-name="ce40">
            <text:p>420.1</text:p>
          </table:table-cell>
          <table:covered-table-cell/>
          <table:table-cell office:value-type="float" office:value="6.1" table:number-columns-spanned="2" table:number-rows-spanned="1" table:style-name="ce40">
            <text:p>6.1</text:p>
          </table:table-cell>
          <table:covered-table-cell/>
          <table:table-cell office:value-type="float" office:value="134.6" table:style-name="ce9">
            <text:p>134.6</text:p>
          </table:table-cell>
          <table:table-cell office:value-type="float" office:value="2" table:style-name="ce9">
            <text:p>2.0</text:p>
          </table:table-cell>
          <table:table-cell office:value-type="float" office:value="26.4" table:style-name="ce9">
            <text:p>26.4</text:p>
          </table:table-cell>
          <table:table-cell office:value-type="float" office:value="44.9" table:number-columns-spanned="2" table:number-rows-spanned="1" table:style-name="ce40">
            <text:p>44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10 bis unter 20 Jahre</text:span></text:p>
          </table:table-cell>
          <table:covered-table-cell table:number-columns-repeated="3"/>
          <table:table-cell office:value-type="float" office:value="281.7" table:number-columns-spanned="2" table:number-rows-spanned="1" table:style-name="ce40">
            <text:p>281.7</text:p>
          </table:table-cell>
          <table:covered-table-cell/>
          <table:table-cell office:value-type="float" office:value="487.1" table:number-columns-spanned="2" table:number-rows-spanned="1" table:style-name="ce40">
            <text:p>487.1</text:p>
          </table:table-cell>
          <table:covered-table-cell/>
          <table:table-cell office:value-type="float" office:value="7.2" table:number-columns-spanned="2" table:number-rows-spanned="1" table:style-name="ce40">
            <text:p>7.2</text:p>
          </table:table-cell>
          <table:covered-table-cell/>
          <table:table-cell office:value-type="float" office:value="352.6" table:number-columns-spanned="2" table:number-rows-spanned="1" table:style-name="ce40">
            <text:p>352.6</text:p>
          </table:table-cell>
          <table:covered-table-cell/>
          <table:table-cell office:value-type="float" office:value="5.2" table:number-columns-spanned="2" table:number-rows-spanned="1" table:style-name="ce40">
            <text:p>5.2</text:p>
          </table:table-cell>
          <table:covered-table-cell/>
          <table:table-cell office:value-type="float" office:value="135.1" table:style-name="ce9">
            <text:p>135.1</text:p>
          </table:table-cell>
          <table:table-cell office:value-type="float" office:value="2.1" table:style-name="ce9">
            <text:p>2.1</text:p>
          </table:table-cell>
          <table:table-cell office:value-type="float" office:value="29.9" table:style-name="ce9">
            <text:p>29.9</text:p>
          </table:table-cell>
          <table:table-cell office:value-type="float" office:value="40.5" table:number-columns-spanned="2" table:number-rows-spanned="1" table:style-name="ce40">
            <text:p>40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9">
            <text:p><text:span text:style-name="T2">20 bis unter 30 Jahre</text:span></text:p>
          </table:table-cell>
          <table:covered-table-cell table:number-columns-repeated="3"/>
          <table:table-cell office:value-type="float" office:value="133.30000000000001" table:number-columns-spanned="2" table:number-rows-spanned="1" table:style-name="ce40">
            <text:p>133.3</text:p>
          </table:table-cell>
          <table:covered-table-cell/>
          <table:table-cell office:value-type="float" office:value="472.6" table:number-columns-spanned="2" table:number-rows-spanned="1" table:style-name="ce40">
            <text:p>472.6</text:p>
          </table:table-cell>
          <table:covered-table-cell/>
          <table:table-cell office:value-type="float" office:value="6.6" table:number-columns-spanned="2" table:number-rows-spanned="1" table:style-name="ce40">
            <text:p>6.6</text:p>
          </table:table-cell>
          <table:covered-table-cell/>
          <table:table-cell office:value-type="float" office:value="332.7" table:number-columns-spanned="2" table:number-rows-spanned="1" table:style-name="ce40">
            <text:p>332.7</text:p>
          </table:table-cell>
          <table:covered-table-cell/>
          <table:table-cell office:value-type="float" office:value="4.5999999999999996" table:number-columns-spanned="2" table:number-rows-spanned="1" table:style-name="ce40">
            <text:p>4.6</text:p>
          </table:table-cell>
          <table:covered-table-cell/>
          <table:table-cell office:value-type="float" office:value="140.5" table:style-name="ce9">
            <text:p>140.5</text:p>
          </table:table-cell>
          <table:table-cell office:value-type="float" office:value="2" table:style-name="ce9">
            <text:p>2.0</text:p>
          </table:table-cell>
          <table:table-cell office:value-type="float" office:value="32.700000000000003" table:style-name="ce9">
            <text:p>32.7</text:p>
          </table:table-cell>
          <table:table-cell office:value-type="float" office:value="45.1" table:number-columns-spanned="2" table:number-rows-spanned="1" table:style-name="ce40">
            <text:p>45.1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9">
            <text:p><text:span text:style-name="T2">30 Jahre und länger</text:span></text:p>
          </table:table-cell>
          <table:covered-table-cell table:number-columns-repeated="3"/>
          <table:table-cell office:value-type="float" office:value="205" table:number-columns-spanned="2" table:number-rows-spanned="1" table:style-name="ce40">
            <text:p>205.0</text:p>
          </table:table-cell>
          <table:covered-table-cell/>
          <table:table-cell office:value-type="string" table:number-columns-spanned="2" table:number-rows-spanned="1" table:style-name="ce48">
            <text:p><text:span text:style-name="T6">411, 1</text:span></text:p>
          </table:table-cell>
          <table:covered-table-cell/>
          <table:table-cell office:value-type="float" office:value="5.5" table:number-columns-spanned="2" table:number-rows-spanned="1" table:style-name="ce40">
            <text:p>5.5</text:p>
          </table:table-cell>
          <table:covered-table-cell/>
          <table:table-cell office:value-type="float" office:value="266.5" table:number-columns-spanned="2" table:number-rows-spanned="1" table:style-name="ce40">
            <text:p>266.5</text:p>
          </table:table-cell>
          <table:covered-table-cell/>
          <table:table-cell office:value-type="float" office:value="3.5" table:number-columns-spanned="2" table:number-rows-spanned="1" table:style-name="ce40">
            <text:p>3.5</text:p>
          </table:table-cell>
          <table:covered-table-cell/>
          <table:table-cell office:value-type="float" office:value="145.1" table:style-name="ce9">
            <text:p>145.1</text:p>
          </table:table-cell>
          <table:table-cell office:value-type="float" office:value="2" table:style-name="ce9">
            <text:p>2.0</text:p>
          </table:table-cell>
          <table:table-cell office:value-type="float" office:value="37.6" table:style-name="ce9">
            <text:p>37.6</text:p>
          </table:table-cell>
          <table:table-cell office:value-type="float" office:value="44" table:number-columns-spanned="2" table:number-rows-spanned="1" table:style-name="ce40">
            <text:p>44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9">
            <text:p><text:span text:style-name="T2">Befristung des Mietvertrags befristet</text:span></text:p>
          </table:table-cell>
          <table:covered-table-cell table:number-columns-repeated="3"/>
          <table:table-cell office:value-type="float" office:value="360.2" table:number-columns-spanned="2" table:number-rows-spanned="1" table:style-name="ce47">
            <text:p>360.2</text:p>
          </table:table-cell>
          <table:covered-table-cell/>
          <table:table-cell office:value-type="float" office:value="659.4" table:number-columns-spanned="2" table:number-rows-spanned="1" table:style-name="ce47">
            <text:p>659.4</text:p>
          </table:table-cell>
          <table:covered-table-cell/>
          <table:table-cell office:value-type="float" office:value="10.3" table:number-columns-spanned="2" table:number-rows-spanned="1" table:style-name="ce47">
            <text:p>10.3</text:p>
          </table:table-cell>
          <table:covered-table-cell/>
          <table:table-cell office:value-type="float" office:value="525.6" table:number-columns-spanned="2" table:number-rows-spanned="1" table:style-name="ce47">
            <text:p>525.6</text:p>
          </table:table-cell>
          <table:covered-table-cell/>
          <table:table-cell office:value-type="float" office:value="8.1999999999999993" table:number-columns-spanned="2" table:number-rows-spanned="1" table:style-name="ce47">
            <text:p>8.2</text:p>
          </table:table-cell>
          <table:covered-table-cell/>
          <table:table-cell office:value-type="float" office:value="134.6" table:style-name="ce14">
            <text:p>134.6</text:p>
          </table:table-cell>
          <table:table-cell office:value-type="float" office:value="2.2000000000000002" table:style-name="ce14">
            <text:p>2.2</text:p>
          </table:table-cell>
          <table:table-cell office:value-type="float" office:value="21.9" table:style-name="ce14">
            <text:p>21.9</text:p>
          </table:table-cell>
          <table:table-cell office:value-type="float" office:value="45.5" table:number-columns-spanned="2" table:number-rows-spanned="1" table:style-name="ce47">
            <text:p>45.5</text:p>
          </table:table-cell>
          <table:covered-table-cell/>
          <table:table-cell table:number-columns-repeated="16365"/>
        </table:table-row>
        <table:table-row table:style-name="ro1">
          <table:table-cell office:value-type="string" table:number-columns-spanned="4" table:number-rows-spanned="1" table:style-name="ce39">
            <text:p><text:span text:style-name="T2">unbefristet</text:span></text:p>
          </table:table-cell>
          <table:covered-table-cell table:number-columns-repeated="3"/>
          <table:table-cell office:value-type="float" office:value="1287.9000000000001" table:number-columns-spanned="2" table:number-rows-spanned="1" table:style-name="ce49">
            <text:p>1,287.9</text:p>
          </table:table-cell>
          <table:covered-table-cell/>
          <table:table-cell office:value-type="float" office:value="499.7" table:number-columns-spanned="2" table:number-rows-spanned="1" table:style-name="ce40">
            <text:p>499.7</text:p>
          </table:table-cell>
          <table:covered-table-cell/>
          <table:table-cell office:value-type="float" office:value="7.4" table:number-columns-spanned="2" table:number-rows-spanned="1" table:style-name="ce40">
            <text:p>7.4</text:p>
          </table:table-cell>
          <table:covered-table-cell/>
          <table:table-cell office:value-type="float" office:value="364.5" table:number-columns-spanned="2" table:number-rows-spanned="1" table:style-name="ce40">
            <text:p>364.5</text:p>
          </table:table-cell>
          <table:covered-table-cell/>
          <table:table-cell office:value-type="float" office:value="5.3" table:number-columns-spanned="2" table:number-rows-spanned="1" table:style-name="ce40">
            <text:p>5.3</text:p>
          </table:table-cell>
          <table:covered-table-cell/>
          <table:table-cell office:value-type="float" office:value="135.80000000000001" table:style-name="ce9">
            <text:p>135.8</text:p>
          </table:table-cell>
          <table:table-cell office:value-type="float" office:value="2" table:style-name="ce9">
            <text:p>2.0</text:p>
          </table:table-cell>
          <table:table-cell office:value-type="float" office:value="29.6" table:style-name="ce9">
            <text:p>29.6</text:p>
          </table:table-cell>
          <table:table-cell office:value-type="float" office:value="42.5" table:number-columns-spanned="2" table:number-rows-spanned="1" table:style-name="ce40">
            <text:p>42.5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style-name="ce1">
            <text:p><text:span text:style-name="T2">Q: STATISTIK AUSTRIA, Mikrozensus 2019. 1)Anzahl der Hauptmietwohnungen mit Nettomiete &gt; 0 Euro. - 2) Ohne Wohnungen mit unbekannter</text:span>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5">
            <text:p><text:span text:style-name="T2">Mietvertragsdauer.</text:span></text:p>
          </table:table-cell>
          <table:table-cell table:number-columns-repeated="16383" table:style-name="ce1"/>
        </table:table-row>
        <table:table-row table:style-name="ro4">
          <table:table-cell office:value-type="float" office:value="39" table:style-name="ce16">
            <text:p>39</text:p>
          </table:table-cell>
          <table:table-cell table:number-columns-repeated="16383" table:style-name="ce1"/>
        </table:table-row>
        <table:table-row table:number-rows-repeated="104850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number:number number:decimal-places="0" number:min-integer-digits="1"/>
      <style:map style:condition="value()&gt;=0" style:apply-style-name="N36P0"/>
    </number:number-style>
    <number:number-style style:name="N37P0">
      <number:number number:decimal-places="1" number:min-integer-digits="1" number:grouping="true"/>
    </number:number-style>
    <number:number-style style:name="N37">
      <number:number number:decimal-places="1" number:min-integer-digits="1" number:grouping="true"/>
      <style:map style:condition="value()&gt;=0" style:apply-style-name="N37P0"/>
    </number:number-style>
    <number:number-style style:name="N38P0">
      <number:number number:decimal-places="1" number:min-integer-digits="1"/>
    </number:number-style>
    <number:number-style style:name="N38">
      <number:number number:decimal-places="1" number:min-integer-digits="1"/>
      <style:map style:condition="value()&gt;=0" style:apply-style-name="N38P0"/>
    </number:number-style>
    <number:number-style style:name="N39P0">
      <number:number number:decimal-places="1" number:min-integer-digits="1"/>
      <number:text> </number:text>
    </number:number-style>
    <number:number-style style:name="N39">
      <number:text>(</number:text>
      <number:number number:decimal-places="1" number:min-integer-digits="1"/>
      <number:text>)</number:text>
      <style:map style:condition="value()&gt;=0" style:apply-style-name="N39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nline2PDF.com</meta:initial-creator>
    <dc:creator>Online2PDF.com</dc:creator>
    <meta:creation-date>2024-06-03T15:51:02Z</meta:creation-date>
    <dc:date>2024-06-03T13:51:03Z</dc:date>
    <meta:editing-duration>PT0S</meta:editing-duration>
  </office:meta>
</office:document-meta>
</file>